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1" style:family="table">
      <style:table-properties style:width="17.595cm" fo:margin-left="-0.016cm" table:align="left"/>
    </style:style>
    <style:style style:name="Tableau11.A" style:family="table-column">
      <style:table-column-properties style:column-width="0.503cm"/>
    </style:style>
    <style:style style:name="Tableau11.B" style:family="table-column">
      <style:table-column-properties style:column-width="5.503cm"/>
    </style:style>
    <style:style style:name="Tableau11.E" style:family="table-column">
      <style:table-column-properties style:column-width="0.582cm"/>
    </style:style>
    <style:style style:name="Tableau1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11.B1" style:family="table-cell">
      <style:table-cell-properties style:vertical-align="middle" fo:background-color="#99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D1" style:family="table-cell">
      <style:table-cell-properties style:vertical-align="middle" fo:background-color="#990000" fo:padding="0.097cm" fo:border="0.05pt solid #000000">
        <style:background-image/>
      </style:table-cell-properties>
    </style:style>
    <style:style style:name="Tableau11.B2" style:family="table-cell">
      <style:table-cell-properties style:vertical-align="middle" fo:background-color="#006600" fo:padding="0.097cm" fo:border-left="0.05pt solid #000000" fo:border-right="none" fo:border-top="none" fo:border-bottom="0.05pt solid #000000">
        <style:background-image/>
      </style:table-cell-properties>
    </style:style>
    <style:style style:name="Tableau11.D2" style:family="table-cell">
      <style:table-cell-properties style:vertical-align="middle" fo:background-color="#0066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ListeModes" style:family="table">
      <style:table-properties style:width="17.595cm" fo:margin-left="0cm" table:align="left"/>
    </style:style>
    <style:style style:name="ListeModes.A" style:family="table-column">
      <style:table-column-properties style:column-width="5.863cm"/>
    </style:style>
    <style:style style:name="ListeModes.B" style:family="table-column">
      <style:table-column-properties style:column-width="2.339cm"/>
    </style:style>
    <style:style style:name="ListeModes.C" style:family="table-column">
      <style:table-column-properties style:column-width="9.393cm"/>
    </style:style>
    <style:style style:name="ListeModes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ListeModes.C1" style:family="table-cell">
      <style:table-cell-properties style:vertical-align="middle" fo:background-color="#999999" fo:padding="0.097cm" fo:border="0.05pt solid #000000">
        <style:background-image/>
      </style:table-cell-properties>
    </style:style>
    <style:style style:name="ListeModes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ListeModes.C2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ListeCode" style:family="table">
      <style:table-properties style:width="17.595cm" fo:margin-left="0cm" table:align="left"/>
    </style:style>
    <style:style style:name="ListeCode.A" style:family="table-column">
      <style:table-column-properties style:column-width="5.863cm"/>
    </style:style>
    <style:style style:name="ListeCode.B" style:family="table-column">
      <style:table-column-properties style:column-width="2.339cm"/>
    </style:style>
    <style:style style:name="ListeCode.C" style:family="table-column">
      <style:table-column-properties style:column-width="9.393cm"/>
    </style:style>
    <style:style style:name="ListeCode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ListeCode.C1" style:family="table-cell">
      <style:table-cell-properties style:vertical-align="middle" fo:background-color="#999999" fo:padding="0.097cm" fo:border="0.05pt solid #000000">
        <style:background-image/>
      </style:table-cell-properties>
    </style:style>
    <style:style style:name="ListeCode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ListeCode.C2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7.595cm" fo:margin-left="0cm" table:align="left"/>
    </style:style>
    <style:style style:name="Tableau1.A" style:family="table-column">
      <style:table-column-properties style:column-width="12.912cm"/>
    </style:style>
    <style:style style:name="Tableau1.B" style:family="table-column">
      <style:table-column-properties style:column-width="4.683cm"/>
    </style:style>
    <style:style style:name="Tableau1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style:vertical-align="middle" fo:background-color="#999999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7.595cm" fo:margin-left="-0.016cm" table:align="left"/>
    </style:style>
    <style:style style:name="Tableau12.A" style:family="table-column">
      <style:table-column-properties style:column-width="0.503cm"/>
    </style:style>
    <style:style style:name="Tableau12.B" style:family="table-column">
      <style:table-column-properties style:column-width="5.503cm"/>
    </style:style>
    <style:style style:name="Tableau12.E" style:family="table-column">
      <style:table-column-properties style:column-width="0.582cm"/>
    </style:style>
    <style:style style:name="Tableau1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12.B1" style:family="table-cell">
      <style:table-cell-properties style:vertical-align="middle" fo:background-color="#99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D1" style:family="table-cell">
      <style:table-cell-properties style:vertical-align="middle" fo:background-color="#990000" fo:padding="0.097cm" fo:border="0.05pt solid #000000">
        <style:background-image/>
      </style:table-cell-properties>
    </style:style>
    <style:style style:name="Tableau12.B2" style:family="table-cell">
      <style:table-cell-properties style:vertical-align="middle" fo:background-color="#006600" fo:padding="0.097cm" fo:border-left="0.05pt solid #000000" fo:border-right="none" fo:border-top="none" fo:border-bottom="0.05pt solid #000000">
        <style:background-image/>
      </style:table-cell-properties>
    </style:style>
    <style:style style:name="Tableau12.D2" style:family="table-cell">
      <style:table-cell-properties style:vertical-align="middle" fo:background-color="#0066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" style:family="table">
      <style:table-properties style:width="17.595cm" fo:margin-left="-0.016cm" table:align="left" fo:keep-with-next="always"/>
    </style:style>
    <style:style style:name="Tableau3.A" style:family="table-column">
      <style:table-column-properties style:column-width="0.503cm"/>
    </style:style>
    <style:style style:name="Tableau3.B" style:family="table-column">
      <style:table-column-properties style:column-width="5.503cm"/>
    </style:style>
    <style:style style:name="Tableau3.E" style:family="table-column">
      <style:table-column-properties style:column-width="0.582cm"/>
    </style:style>
    <style:style style:name="Tableau3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3.B1" style:family="table-cell">
      <style:table-cell-properties style:vertical-align="middle" fo:background-color="#99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style:vertical-align="middle" fo:background-color="#990000" fo:padding="0.097cm" fo:border="0.05pt solid #000000">
        <style:background-image/>
      </style:table-cell-properties>
    </style:style>
    <style:style style:name="Tableau3.B2" style:family="table-cell">
      <style:table-cell-properties style:vertical-align="middle" fo:background-color="#0066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background-color="#0066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7.595cm" fo:margin-left="-0.016cm" table:align="left" fo:keep-with-next="always"/>
    </style:style>
    <style:style style:name="Tableau2.A" style:family="table-column">
      <style:table-column-properties style:column-width="0.503cm"/>
    </style:style>
    <style:style style:name="Tableau2.B" style:family="table-column">
      <style:table-column-properties style:column-width="5.503cm"/>
    </style:style>
    <style:style style:name="Tableau2.E" style:family="table-column">
      <style:table-column-properties style:column-width="0.582cm"/>
    </style:style>
    <style:style style:name="Tableau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2.B1" style:family="table-cell">
      <style:table-cell-properties style:vertical-align="middle" fo:background-color="#99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style:vertical-align="middle" fo:background-color="#990000" fo:padding="0.097cm" fo:border="0.05pt solid #000000">
        <style:background-image/>
      </style:table-cell-properties>
    </style:style>
    <style:style style:name="Tableau2.B2" style:family="table-cell">
      <style:table-cell-properties style:vertical-align="middle" fo:background-color="#006600" fo:padding="0.097cm" fo:border-left="0.05pt solid #000000" fo:border-right="none" fo:border-top="none" fo:border-bottom="0.05pt solid #000000">
        <style:background-image/>
      </style:table-cell-properties>
    </style:style>
    <style:style style:name="Tableau2.D2" style:family="table-cell">
      <style:table-cell-properties style:vertical-align="middle" fo:background-color="#0066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" style:family="table">
      <style:table-properties style:width="17.595cm" fo:margin-left="-0.016cm" table:align="left" fo:keep-with-next="always"/>
    </style:style>
    <style:style style:name="Tableau4.A" style:family="table-column">
      <style:table-column-properties style:column-width="0.503cm"/>
    </style:style>
    <style:style style:name="Tableau4.B" style:family="table-column">
      <style:table-column-properties style:column-width="5.503cm"/>
    </style:style>
    <style:style style:name="Tableau4.E" style:family="table-column">
      <style:table-column-properties style:column-width="0.582cm"/>
    </style:style>
    <style:style style:name="Tableau4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4.B1" style:family="table-cell">
      <style:table-cell-properties style:vertical-align="middle" fo:background-color="#99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style:vertical-align="middle" fo:background-color="#990000" fo:padding="0.097cm" fo:border="0.05pt solid #000000">
        <style:background-image/>
      </style:table-cell-properties>
    </style:style>
    <style:style style:name="Tableau4.B2" style:family="table-cell">
      <style:table-cell-properties style:vertical-align="middle" fo:background-color="#006600" fo:padding="0.097cm" fo:border-left="0.05pt solid #000000" fo:border-right="none" fo:border-top="none" fo:border-bottom="0.05pt solid #000000">
        <style:background-image/>
      </style:table-cell-properties>
    </style:style>
    <style:style style:name="Tableau4.D2" style:family="table-cell">
      <style:table-cell-properties style:vertical-align="middle" fo:background-color="#0066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" style:family="table">
      <style:table-properties style:width="17.59cm" table:align="margins"/>
    </style:style>
    <style:style style:name="Tableau6.A" style:family="table-column">
      <style:table-column-properties style:column-width="5.863cm" style:rel-column-width="21845*"/>
    </style:style>
    <style:style style:name="Tableau6.A1" style:family="table-cell">
      <style:table-cell-properties fo:background-color="#99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C1" style:family="table-cell">
      <style:table-cell-properties fo:background-color="#990000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background-color="#006600" fo:padding="0.097cm" fo:border-left="0.05pt solid #000000" fo:border-right="none" fo:border-top="none" fo:border-bottom="0.05pt solid #000000">
        <style:background-image/>
      </style:table-cell-properties>
    </style:style>
    <style:style style:name="Tableau6.C2" style:family="table-cell">
      <style:table-cell-properties style:vertical-align="middle" fo:background-color="#0066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17.59cm" table:align="margins"/>
    </style:style>
    <style:style style:name="Tableau7.A" style:family="table-column">
      <style:table-column-properties style:column-width="5.863cm" style:rel-column-width="21845*"/>
    </style:style>
    <style:style style:name="Tableau7.A1" style:family="table-cell">
      <style:table-cell-properties fo:background-color="#99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C1" style:family="table-cell">
      <style:table-cell-properties fo:background-color="#990000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006600" fo:padding="0.097cm" fo:border-left="0.05pt solid #000000" fo:border-right="none" fo:border-top="none" fo:border-bottom="0.05pt solid #000000">
        <style:background-image/>
      </style:table-cell-properties>
    </style:style>
    <style:style style:name="Tableau7.C2" style:family="table-cell">
      <style:table-cell-properties style:vertical-align="middle" fo:background-color="#0066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" style:family="table">
      <style:table-properties style:width="17.59cm" table:align="margins"/>
    </style:style>
    <style:style style:name="Tableau8.A" style:family="table-column">
      <style:table-column-properties style:column-width="5.863cm" style:rel-column-width="21845*"/>
    </style:style>
    <style:style style:name="Tableau8.A1" style:family="table-cell">
      <style:table-cell-properties fo:background-color="#99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1" style:family="table-cell">
      <style:table-cell-properties fo:background-color="#990000" fo:padding="0.097cm" fo:border="0.05pt solid #000000">
        <style:background-image/>
      </style:table-cell-properties>
    </style:style>
    <style:style style:name="Tableau8.A2" style:family="table-cell">
      <style:table-cell-properties style:vertical-align="middle" fo:background-color="#006600" fo:padding="0.097cm" fo:border-left="0.05pt solid #000000" fo:border-right="none" fo:border-top="none" fo:border-bottom="0.05pt solid #000000">
        <style:background-image/>
      </style:table-cell-properties>
    </style:style>
    <style:style style:name="Tableau8.C2" style:family="table-cell">
      <style:table-cell-properties style:vertical-align="middle" fo:background-color="#0066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7.59cm" table:align="margins"/>
    </style:style>
    <style:style style:name="Tableau9.A" style:family="table-column">
      <style:table-column-properties style:column-width="5.863cm" style:rel-column-width="21845*"/>
    </style:style>
    <style:style style:name="Tableau9.A1" style:family="table-cell">
      <style:table-cell-properties fo:background-color="#99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fo:background-color="#990000" fo:padding="0.097cm" fo:border="0.05pt solid #000000">
        <style:background-image/>
      </style:table-cell-properties>
    </style:style>
    <style:style style:name="Tableau9.A2" style:family="table-cell">
      <style:table-cell-properties style:vertical-align="middle" fo:background-color="#006600" fo:padding="0.097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background-color="#0066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0" style:family="table">
      <style:table-properties style:width="17.59cm" table:align="margins"/>
    </style:style>
    <style:style style:name="Tableau10.A" style:family="table-column">
      <style:table-column-properties style:column-width="5.863cm" style:rel-column-width="21845*"/>
    </style:style>
    <style:style style:name="Tableau10.A1" style:family="table-cell">
      <style:table-cell-properties fo:background-color="#99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C1" style:family="table-cell">
      <style:table-cell-properties fo:background-color="#990000" fo:padding="0.097cm" fo:border="0.05pt solid #000000">
        <style:background-image/>
      </style:table-cell-properties>
    </style:style>
    <style:style style:name="Tableau10.A2" style:family="table-cell">
      <style:table-cell-properties style:vertical-align="middle" fo:background-color="#006600" fo:padding="0.097cm" fo:border-left="0.05pt solid #000000" fo:border-right="none" fo:border-top="none" fo:border-bottom="0.05pt solid #000000">
        <style:background-image/>
      </style:table-cell-properties>
    </style:style>
    <style:style style:name="Tableau10.C2" style:family="table-cell">
      <style:table-cell-properties style:vertical-align="middle" fo:background-color="#0066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Luxi Sans" officeooo:rsid="00674157" officeooo:paragraph-rsid="00674157"/>
    </style:style>
    <style:style style:name="P2" style:family="paragraph" style:parent-style-name="Standard">
      <style:text-properties style:font-name="Luxi Sans" officeooo:rsid="0073c41e" officeooo:paragraph-rsid="0073c41e"/>
    </style:style>
    <style:style style:name="P3" style:family="paragraph" style:parent-style-name="Standard">
      <style:text-properties style:font-name="Luxi Sans" officeooo:rsid="0073c41e" officeooo:paragraph-rsid="01a15e27"/>
    </style:style>
    <style:style style:name="P4" style:family="paragraph" style:parent-style-name="Standard">
      <style:text-properties style:font-name="Luxi Sans" officeooo:rsid="0073c41e" officeooo:paragraph-rsid="01a7142d"/>
    </style:style>
    <style:style style:name="P5" style:family="paragraph" style:parent-style-name="Standard">
      <style:text-properties style:font-name="Luxi Sans" fo:font-style="italic" fo:font-weight="bold" officeooo:rsid="00d18691" officeooo:paragraph-rsid="00d18691" style:font-style-asian="italic" style:font-weight-asian="bold" style:font-style-complex="italic" style:font-weight-complex="bold"/>
    </style:style>
    <style:style style:name="P6" style:family="paragraph" style:parent-style-name="Standard">
      <style:text-properties style:font-name="Luxi Sans" fo:font-style="italic" fo:font-weight="bold" officeooo:rsid="00d80b7d" officeooo:paragraph-rsid="00d80b7d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Luxi Sans" fo:font-style="italic" fo:font-weight="bold" officeooo:rsid="00d80b7d" officeooo:paragraph-rsid="01199f0a" style:font-style-asian="italic" style:font-weight-asian="bold" style:font-style-complex="italic" style:font-weight-complex="bold"/>
    </style:style>
    <style:style style:name="P8" style:family="paragraph" style:parent-style-name="Standard">
      <style:text-properties style:font-name="Luxi Sans" fo:font-style="italic" fo:font-weight="bold" officeooo:rsid="00f1cb47" officeooo:paragraph-rsid="00f1cb47" style:font-style-asian="italic" style:font-weight-asian="bold" style:font-style-complex="italic" style:font-weight-complex="bold"/>
    </style:style>
    <style:style style:name="P9" style:family="paragraph" style:parent-style-name="Standard">
      <style:text-properties style:font-name="Luxi Sans" fo:font-style="italic" fo:font-weight="normal" officeooo:rsid="007cc110" officeooo:paragraph-rsid="00950b20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style:font-name="Luxi Sans" fo:font-style="italic" fo:font-weight="normal" officeooo:rsid="00cedbd4" officeooo:paragraph-rsid="00cedbd4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style:font-name="Luxi Sans" officeooo:rsid="00a23c44" officeooo:paragraph-rsid="00a23c44"/>
    </style:style>
    <style:style style:name="P12" style:family="paragraph" style:parent-style-name="Standard">
      <style:text-properties style:font-name="Luxi Sans" fo:font-style="normal" fo:font-weight="bold" officeooo:rsid="00cedbd4" officeooo:paragraph-rsid="00cedbd4" style:font-style-asian="normal" style:font-weight-asian="bold" style:font-style-complex="normal" style:font-weight-complex="bold"/>
    </style:style>
    <style:style style:name="P13" style:family="paragraph" style:parent-style-name="Standard">
      <style:text-properties style:font-name="Luxi Sans" fo:font-style="normal" style:text-underline-style="none" fo:font-weight="normal" officeooo:rsid="01ac98be" officeooo:paragraph-rsid="01ac98be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Luxi Sans" fo:font-style="normal" fo:font-weight="normal" officeooo:rsid="00da3d95" officeooo:paragraph-rsid="00d80b7d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Luxi Sans" fo:font-style="normal" style:text-underline-style="solid" style:text-underline-width="auto" style:text-underline-color="font-color" fo:font-weight="bold" officeooo:rsid="011ee470" officeooo:paragraph-rsid="01199f0a" style:font-style-asian="normal" style:font-weight-asian="bold" style:font-style-complex="normal" style:font-weight-complex="bold"/>
    </style:style>
    <style:style style:name="P16" style:family="paragraph" style:parent-style-name="Standard">
      <style:text-properties style:font-name="Luxi Sans" officeooo:rsid="0110f2cc" officeooo:paragraph-rsid="01139ba5"/>
    </style:style>
    <style:style style:name="P17" style:family="paragraph" style:parent-style-name="Standard">
      <style:text-properties style:font-name="Luxi Sans" officeooo:rsid="0110f2cc" officeooo:paragraph-rsid="0118663b"/>
    </style:style>
    <style:style style:name="P18" style:family="paragraph" style:parent-style-name="Standard">
      <style:text-properties style:font-name="Luxi Sans" officeooo:rsid="008904bb" officeooo:paragraph-rsid="018f6c72"/>
    </style:style>
    <style:style style:name="P19" style:family="paragraph" style:parent-style-name="Standard">
      <style:text-properties officeooo:rsid="0073c41e" officeooo:paragraph-rsid="01a0ef14"/>
    </style:style>
    <style:style style:name="P20" style:family="paragraph" style:parent-style-name="Standard">
      <style:text-properties officeooo:rsid="00a23c44" officeooo:paragraph-rsid="009fad6f"/>
    </style:style>
    <style:style style:name="P21" style:family="paragraph" style:parent-style-name="Standard">
      <style:text-properties officeooo:paragraph-rsid="00b807b6"/>
    </style:style>
    <style:style style:name="P22" style:family="paragraph" style:parent-style-name="Standard">
      <style:text-properties fo:font-style="italic" fo:font-weight="bold" officeooo:rsid="00d80b7d" officeooo:paragraph-rsid="00d80b7d" style:font-style-asian="italic" style:font-weight-asian="bold" style:font-style-complex="italic" style:font-weight-complex="bold"/>
    </style:style>
    <style:style style:name="P23" style:family="paragraph" style:parent-style-name="Standard">
      <style:text-properties officeooo:paragraph-rsid="01093918"/>
    </style:style>
    <style:style style:name="P24" style:family="paragraph" style:parent-style-name="Standard">
      <style:text-properties officeooo:paragraph-rsid="0118663b"/>
    </style:style>
    <style:style style:name="P25" style:family="paragraph" style:parent-style-name="Standard">
      <style:text-properties fo:font-style="normal" fo:font-weight="normal" officeooo:rsid="00da3d95" officeooo:paragraph-rsid="00d80b7d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officeooo:rsid="0001637d" officeooo:paragraph-rsid="0001637d"/>
    </style:style>
    <style:style style:name="P27" style:family="paragraph" style:parent-style-name="Text_20_body">
      <style:text-properties style:font-name="Luxi Sans" officeooo:rsid="00b31c02" officeooo:paragraph-rsid="00b31c02"/>
    </style:style>
    <style:style style:name="P28" style:family="paragraph" style:parent-style-name="Text_20_body">
      <style:text-properties style:font-name="Luxi Sans" officeooo:rsid="0107b709" officeooo:paragraph-rsid="01093918"/>
    </style:style>
    <style:style style:name="P29" style:family="paragraph" style:parent-style-name="Text_20_body">
      <style:text-properties style:font-name="Luxi Sans" officeooo:paragraph-rsid="001ececa"/>
    </style:style>
    <style:style style:name="P30" style:family="paragraph" style:parent-style-name="Text_20_body">
      <style:text-properties style:font-name="Luxi Sans" officeooo:rsid="0066cc6f" officeooo:paragraph-rsid="019080b4"/>
    </style:style>
    <style:style style:name="P31" style:family="paragraph" style:parent-style-name="Text_20_body">
      <style:text-properties style:font-name="Luxi Sans" officeooo:rsid="01861a48" officeooo:paragraph-rsid="01861a48"/>
    </style:style>
    <style:style style:name="P32" style:family="paragraph" style:parent-style-name="Text_20_body">
      <style:text-properties style:font-name="Luxi Sans" officeooo:rsid="0084f3b5" officeooo:paragraph-rsid="019080b4"/>
    </style:style>
    <style:style style:name="P33" style:family="paragraph" style:parent-style-name="Text_20_body">
      <style:text-properties officeooo:rsid="00e3f1fe" officeooo:paragraph-rsid="00e3f1fe"/>
    </style:style>
    <style:style style:name="P34" style:family="paragraph" style:parent-style-name="Table_20_Contents">
      <style:paragraph-properties fo:text-align="center" style:justify-single-word="false"/>
      <style:text-properties style:font-name="Luxi Sans" fo:font-size="10pt" officeooo:rsid="0129f9be" officeooo:paragraph-rsid="0129f9be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Luxi Sans" fo:font-size="10pt" officeooo:rsid="0129f9be" officeooo:paragraph-rsid="01388f4a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Luxi Sans" fo:font-size="10pt" officeooo:rsid="0129f9be" officeooo:paragraph-rsid="01568c6f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Luxi Sans" fo:font-size="10pt" officeooo:rsid="0129f9be" officeooo:paragraph-rsid="015be4cd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Luxi Sans" fo:font-size="10pt" officeooo:rsid="0129f9be" officeooo:paragraph-rsid="019080b4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Luxi Sans" fo:font-size="10pt" officeooo:rsid="013037d8" officeooo:paragraph-rsid="013037d8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Luxi Sans" fo:font-size="10pt" officeooo:rsid="012fc5b2" officeooo:paragraph-rsid="012fc5b2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Luxi Sans" fo:font-size="10pt" officeooo:rsid="012e0b8d" officeooo:paragraph-rsid="013037d8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Luxi Sans" fo:font-size="10pt" officeooo:rsid="0134355a" officeooo:paragraph-rsid="0134355a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Luxi Sans" fo:font-size="10pt" officeooo:rsid="0134355a" officeooo:paragraph-rsid="015be4cd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Luxi Sans" fo:font-size="10pt" officeooo:rsid="0134355a" officeooo:paragraph-rsid="0184705e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Luxi Sans" fo:font-size="10pt" officeooo:rsid="0134355a" officeooo:paragraph-rsid="0132d704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Luxi Sans" fo:font-size="10pt" officeooo:rsid="01388f4a" officeooo:paragraph-rsid="01388f4a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Luxi Sans" fo:font-size="10pt" officeooo:rsid="0139a53d" officeooo:paragraph-rsid="0139a53d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Luxi Sans" fo:font-size="10pt" officeooo:rsid="013b6ac6" officeooo:paragraph-rsid="013b6ac6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Luxi Sans" fo:font-size="10pt" officeooo:rsid="013c7e74" officeooo:paragraph-rsid="013c7e74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Luxi Sans" fo:font-size="10pt" officeooo:rsid="0141c929" officeooo:paragraph-rsid="0141c929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Luxi Sans" fo:font-size="10pt" officeooo:rsid="016c1da5" officeooo:paragraph-rsid="016c1da5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Luxi Sans" fo:font-size="10pt" officeooo:rsid="016d4da5" officeooo:paragraph-rsid="016d4da5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Luxi Sans" fo:font-size="10pt" officeooo:rsid="01835239" officeooo:paragraph-rsid="019080b4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Luxi Sans" fo:font-size="10pt" officeooo:rsid="0186be5a" officeooo:paragraph-rsid="0186be5a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Luxi Sans" fo:font-size="10pt" officeooo:rsid="0197de3d" officeooo:paragraph-rsid="0197de3d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Luxi Sans" fo:font-size="10pt" officeooo:rsid="01aa0239" officeooo:paragraph-rsid="01aa0239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Luxi Sans" fo:font-size="10pt" officeooo:rsid="01b0fd2c" officeooo:paragraph-rsid="01b0fd2c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Luxi Sans" fo:font-size="10pt" fo:font-weight="bold" officeooo:rsid="0129f9be" officeooo:paragraph-rsid="0132d704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000000" style:font-name="Luxi Sans" fo:font-size="10pt" fo:font-weight="bold" officeooo:rsid="0129f9be" officeooo:paragraph-rsid="0129f9be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000000" style:font-name="Luxi Sans" fo:font-size="10pt" fo:font-weight="bold" officeooo:rsid="0129f9be" officeooo:paragraph-rsid="01568c6f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color="#000000" style:font-name="Luxi Sans" fo:font-size="10pt" fo:font-weight="bold" officeooo:rsid="0132d704" officeooo:paragraph-rsid="0132d704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color="#000000" style:font-name="Luxi Sans" fo:font-size="10pt" fo:font-weight="bold" officeooo:rsid="012c515d" officeooo:paragraph-rsid="012c515d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color="#000000" style:font-name="Luxi Sans" fo:font-size="20pt" fo:font-weight="normal" officeooo:rsid="01684b9b" officeooo:paragraph-rsid="01684b9b" style:font-size-asian="20pt" style:font-weight-asian="normal" style:font-size-complex="20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fo:color="#000000" style:font-name="Luxi Sans" fo:font-size="20pt" fo:font-weight="normal" officeooo:rsid="01684b9b" officeooo:paragraph-rsid="0184705e" style:font-size-asian="20pt" style:font-weight-asian="normal" style:font-size-complex="20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fo:color="#000000" style:font-name="Luxi Sans" fo:font-size="20pt" fo:font-weight="normal" officeooo:rsid="01684b9b" officeooo:paragraph-rsid="018f6c72" style:font-size-asian="20pt" style:font-weight-asian="normal" style:font-size-complex="20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fo:color="#000000" style:font-name="Luxi Sans" fo:font-size="20pt" fo:font-weight="normal" officeooo:rsid="01684b9b" officeooo:paragraph-rsid="019080b4" style:font-size-asian="20pt" style:font-weight-asian="normal" style:font-size-complex="20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color="#000000" style:font-name="Luxi Sans" fo:font-size="20pt" fo:font-weight="normal" officeooo:rsid="01684b9b" officeooo:paragraph-rsid="01a7142d" style:font-size-asian="20pt" style:font-weight-asian="normal" style:font-size-complex="20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color="#000000" style:font-name="Luxi Sans" fo:font-size="20pt" fo:font-weight="normal" officeooo:rsid="0169dfa0" officeooo:paragraph-rsid="0169dfa0" style:font-size-asian="20pt" style:font-weight-asian="normal" style:font-size-complex="20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fo:color="#000000" style:font-name="Luxi Sans" fo:font-size="20pt" fo:font-weight="normal" officeooo:rsid="0169dfa0" officeooo:paragraph-rsid="0184705e" style:font-size-asian="20pt" style:font-weight-asian="normal" style:font-size-complex="20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fo:color="#000000" style:font-name="Luxi Sans" fo:font-size="20pt" fo:font-weight="normal" officeooo:rsid="0169dfa0" officeooo:paragraph-rsid="018f6c72" style:font-size-asian="20pt" style:font-weight-asian="normal" style:font-size-complex="20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fo:color="#000000" style:font-name="Luxi Sans" fo:font-size="20pt" fo:font-weight="normal" officeooo:rsid="0169dfa0" officeooo:paragraph-rsid="019080b4" style:font-size-asian="20pt" style:font-weight-asian="normal" style:font-size-complex="20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fo:color="#000000" style:font-name="Luxi Sans" fo:font-size="20pt" fo:font-weight="normal" officeooo:rsid="0169dfa0" officeooo:paragraph-rsid="01a7142d" style:font-size-asian="20pt" style:font-weight-asian="normal" style:font-size-complex="20pt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fo:color="#ffffff" style:font-name="Luxi Sans" fo:font-size="10pt" fo:font-weight="bold" officeooo:rsid="015d3675" officeooo:paragraph-rsid="015d3675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color="#ffffff" style:font-name="Luxi Sans" fo:font-size="10pt" fo:font-weight="bold" officeooo:rsid="015d3675" officeooo:paragraph-rsid="0184705e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color="#ffffff" style:font-name="Luxi Sans" fo:font-size="10pt" fo:font-weight="bold" officeooo:rsid="015d3675" officeooo:paragraph-rsid="018f6c72" style:font-size-asian="10pt" style:font-weight-asian="bold" style:font-size-complex="10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color="#ffffff" style:font-name="Luxi Sans" fo:font-size="10pt" fo:font-weight="bold" officeooo:rsid="015d3675" officeooo:paragraph-rsid="019080b4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color="#ffffff" style:font-name="Luxi Sans" fo:font-size="10pt" fo:font-weight="bold" officeooo:rsid="015d3675" officeooo:paragraph-rsid="01a7142d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color="#ffffff" style:font-name="Luxi Sans" fo:font-size="10pt" fo:font-weight="bold" officeooo:rsid="001ececa" officeooo:paragraph-rsid="009fad6f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color="#ffffff" style:font-name="Luxi Sans" fo:font-size="10pt" fo:font-weight="bold" officeooo:rsid="001ececa" officeooo:paragraph-rsid="00b807b6" style:font-size-asian="10pt" style:font-weight-asian="bold" style:font-size-complex="10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color="#ffffff" style:font-name="Luxi Sans" fo:font-size="10pt" fo:font-weight="bold" officeooo:rsid="001ececa" officeooo:paragraph-rsid="00d4fa27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color="#ffffff" style:font-name="Luxi Sans" fo:font-size="10pt" fo:font-weight="bold" officeooo:rsid="001ececa" officeooo:paragraph-rsid="01093918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color="#ffffff" style:font-name="Luxi Sans" fo:font-size="10pt" fo:font-weight="bold" officeooo:rsid="001ececa" officeooo:paragraph-rsid="0118663b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color="#ffffff" style:font-name="Luxi Sans" fo:font-size="10pt" officeooo:rsid="00703b5f" officeooo:paragraph-rsid="009fad6f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fo:color="#ffffff" style:font-name="Luxi Sans" fo:font-size="10pt" officeooo:rsid="0097b83c" officeooo:paragraph-rsid="009fad6f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fo:color="#ffffff" style:font-name="Luxi Sans" fo:font-size="10pt" officeooo:rsid="009fbfb8" officeooo:paragraph-rsid="009fad6f" style:font-size-asian="10pt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fo:color="#ffffff" style:font-name="Luxi Sans" fo:font-size="10pt" officeooo:rsid="00bbd5ad" officeooo:paragraph-rsid="00bbd5ad" style:font-size-asian="10pt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fo:color="#ffffff" style:font-name="Luxi Sans" fo:font-size="10pt" officeooo:rsid="00bbd5ad" officeooo:paragraph-rsid="00d4fa27" style:font-size-asian="10pt" style:font-size-complex="10pt"/>
    </style:style>
    <style:style style:name="P88" style:family="paragraph" style:parent-style-name="Table_20_Contents">
      <style:paragraph-properties fo:text-align="center" style:justify-single-word="false"/>
      <style:text-properties fo:color="#ffffff" style:font-name="Luxi Sans" fo:font-size="10pt" officeooo:rsid="00bbd5ad" officeooo:paragraph-rsid="01093918" style:font-size-asian="10pt" style:font-size-complex="10pt"/>
    </style:style>
    <style:style style:name="P89" style:family="paragraph" style:parent-style-name="Table_20_Contents">
      <style:paragraph-properties fo:text-align="center" style:justify-single-word="false"/>
      <style:text-properties fo:color="#ffffff" style:font-name="Luxi Sans" fo:font-size="10pt" officeooo:rsid="00bbd5ad" officeooo:paragraph-rsid="0118663b" style:font-size-asian="10pt" style:font-size-complex="10pt"/>
    </style:style>
    <style:style style:name="P90" style:family="paragraph" style:parent-style-name="Table_20_Contents">
      <style:paragraph-properties fo:text-align="center" style:justify-single-word="false"/>
      <style:text-properties fo:color="#ffffff" style:font-name="Luxi Sans" fo:font-size="10pt" officeooo:rsid="00cde4a0" officeooo:paragraph-rsid="00cde4a0" style:font-size-asian="10pt" style:font-size-complex="10pt"/>
    </style:style>
    <style:style style:name="P91" style:family="paragraph" style:parent-style-name="Table_20_Contents">
      <style:paragraph-properties fo:text-align="center" style:justify-single-word="false"/>
      <style:text-properties fo:color="#ffffff" style:font-name="Luxi Sans" fo:font-size="10pt" officeooo:rsid="00cde4a0" officeooo:paragraph-rsid="01093918" style:font-size-asian="10pt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fo:color="#ffffff" style:font-name="Luxi Sans" fo:font-size="10pt" officeooo:rsid="00d785be" officeooo:paragraph-rsid="00d4fa27" style:font-size-asian="10pt" style:font-size-complex="10pt"/>
    </style:style>
    <style:style style:name="P93" style:family="paragraph" style:parent-style-name="Table_20_Contents">
      <style:paragraph-properties fo:text-align="center" style:justify-single-word="false"/>
      <style:text-properties fo:color="#ffffff" style:font-name="Luxi Sans" fo:font-size="10pt" officeooo:rsid="00d80b7d" officeooo:paragraph-rsid="00d80b7d" style:font-size-asian="10pt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fo:color="#ffffff" style:font-name="Luxi Sans" fo:font-size="10pt" officeooo:rsid="00bd4e94" officeooo:paragraph-rsid="01093918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fo:color="#ffffff" style:font-name="Luxi Sans" fo:font-size="10pt" officeooo:rsid="01187c09" officeooo:paragraph-rsid="01187c09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fo:color="#ffffff" style:font-name="Luxi Sans" fo:font-size="10pt" officeooo:rsid="0118f428" officeooo:paragraph-rsid="0118f428" style:font-size-asian="10pt" style:font-size-complex="10pt"/>
    </style:style>
    <style:style style:name="P97" style:family="paragraph" style:parent-style-name="Table_20_Contents">
      <style:paragraph-properties fo:text-align="center" style:justify-single-word="false"/>
      <style:text-properties fo:color="#ccff66" style:font-name="Luxi Sans" fo:font-size="10pt" officeooo:rsid="0187741c" officeooo:paragraph-rsid="0187741c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fo:color="#ccff66" style:font-name="Luxi Sans" fo:font-size="10pt" officeooo:rsid="01994807" officeooo:paragraph-rsid="01994807" style:font-size-asian="10pt" style:font-size-complex="10pt"/>
    </style:style>
    <style:style style:name="P99" style:family="paragraph" style:parent-style-name="Table_20_Contents">
      <style:paragraph-properties fo:text-align="center" style:justify-single-word="false"/>
      <style:text-properties fo:color="#ccff66" style:font-name="Luxi Sans" fo:font-size="10pt" officeooo:rsid="01aa0239" officeooo:paragraph-rsid="01aa0239" style:font-size-asian="10pt" style:font-size-complex="10pt"/>
    </style:style>
    <style:style style:name="P100" style:family="paragraph" style:parent-style-name="Title">
      <style:text-properties style:font-name="Luxi Sans" officeooo:rsid="0001637d" officeooo:paragraph-rsid="0001637d"/>
    </style:style>
    <style:style style:name="P101" style:family="paragraph" style:parent-style-name="Subtitle">
      <style:text-properties style:font-name="Luxi Sans" officeooo:rsid="0006d778" officeooo:paragraph-rsid="0006d778"/>
    </style:style>
    <style:style style:name="P10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04" style:family="paragraph" style:parent-style-name="Table">
      <style:text-properties style:font-name="Luxi Sans" fo:font-style="normal" officeooo:paragraph-rsid="015be4cd" style:font-style-asian="normal" style:font-style-complex="normal"/>
    </style:style>
    <style:style style:name="P105" style:family="paragraph" style:parent-style-name="Table">
      <style:text-properties style:font-name="Luxi Sans" fo:font-style="normal" officeooo:paragraph-rsid="017eeae4" style:font-style-asian="normal" style:font-style-complex="normal"/>
    </style:style>
    <style:style style:name="P106" style:family="paragraph" style:parent-style-name="Table">
      <style:text-properties style:font-name="Luxi Sans" fo:font-style="normal" style:text-underline-style="none" style:font-style-asian="normal" style:font-style-complex="normal"/>
    </style:style>
    <style:style style:name="P107" style:family="paragraph" style:parent-style-name="Table">
      <style:paragraph-properties fo:keep-with-next="always"/>
      <style:text-properties style:font-name="Luxi Sans" officeooo:paragraph-rsid="0158f256"/>
    </style:style>
    <style:style style:name="P108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09" style:family="paragraph" style:parent-style-name="Standard" style:list-style-name="L1">
      <style:text-properties officeooo:paragraph-rsid="00950b20"/>
    </style:style>
    <style:style style:name="P110" style:family="paragraph" style:parent-style-name="Standard" style:list-style-name="L2">
      <style:text-properties style:font-name="Luxi Sans" officeooo:rsid="009da829" officeooo:paragraph-rsid="009da829"/>
    </style:style>
    <style:style style:name="P111" style:family="paragraph" style:parent-style-name="Standard">
      <style:text-properties style:font-name="Luxi Sans" fo:font-style="normal" style:text-underline-style="none" fo:font-weight="normal" officeooo:rsid="01ac98be" officeooo:paragraph-rsid="01ac98be" style:font-style-asian="normal" style:font-weight-asian="normal" style:font-style-complex="normal" style:font-weight-complex="normal"/>
    </style:style>
    <style:style style:name="P112" style:family="paragraph" style:parent-style-name="Heading_20_1">
      <style:paragraph-properties fo:break-before="page"/>
      <style:text-properties style:font-name="Luxi Sans" officeooo:rsid="001752aa" officeooo:paragraph-rsid="000750d6"/>
    </style:style>
    <style:style style:name="P113" style:family="paragraph" style:parent-style-name="Heading_20_1">
      <style:paragraph-properties fo:break-before="page"/>
      <style:text-properties style:font-name="Luxi Sans" officeooo:rsid="01b4dc76" officeooo:paragraph-rsid="01b4dc76"/>
    </style:style>
    <style:style style:name="P114" style:family="paragraph" style:parent-style-name="Heading_20_2">
      <style:text-properties officeooo:rsid="01bb81cd" officeooo:paragraph-rsid="01bb81cd"/>
    </style:style>
    <style:style style:name="P115" style:family="paragraph" style:parent-style-name="Heading_20_2">
      <style:paragraph-properties fo:break-before="page"/>
      <style:text-properties style:font-name="Luxi Sans" officeooo:paragraph-rsid="01568c6f"/>
    </style:style>
    <style:style style:name="P116" style:family="paragraph" style:parent-style-name="Heading_20_3">
      <style:text-properties style:font-name="Luxi Sans" officeooo:rsid="001838da" officeooo:paragraph-rsid="001838da"/>
    </style:style>
    <style:style style:name="P117" style:family="paragraph" style:parent-style-name="Heading_20_3">
      <style:text-properties style:font-name="Luxi Sans" officeooo:rsid="00aca240" officeooo:paragraph-rsid="00aca240"/>
    </style:style>
    <style:style style:name="P118" style:family="paragraph" style:parent-style-name="Heading_20_3">
      <style:text-properties style:font-name="Luxi Sans" fo:font-weight="bold" style:font-weight-asian="bold" style:font-weight-complex="bold"/>
    </style:style>
    <style:style style:name="P119" style:family="paragraph" style:parent-style-name="Heading_20_3">
      <style:text-properties officeooo:rsid="00abeab3" officeooo:paragraph-rsid="00abeab3"/>
    </style:style>
    <style:style style:name="P120" style:family="paragraph">
      <style:paragraph-properties fo:text-align="center"/>
      <style:text-properties fo:color="#ffffff"/>
    </style:style>
    <style:style style:name="P121" style:family="paragraph">
      <loext:graphic-properties draw:fill-color="#b2b2b2"/>
      <style:paragraph-properties fo:text-align="center"/>
      <style:text-properties fo:color="#ffffff" style:font-name="Luxi Sans"/>
    </style:style>
    <style:style style:name="P122" style:family="paragraph">
      <loext:graphic-properties draw:fill-color="#000000"/>
    </style:style>
    <style:style style:name="P123" style:family="paragraph">
      <loext:graphic-properties draw:fill-color="#66ccff"/>
      <style:paragraph-properties fo:text-align="center"/>
      <style:text-properties fo:color="#ffffff" style:font-name="Luxi Sans"/>
    </style:style>
    <style:style style:name="P124" style:family="paragraph">
      <style:paragraph-properties fo:text-align="center"/>
    </style:style>
    <style:style style:name="P125" style:family="paragraph">
      <loext:graphic-properties draw:fill-color="#ff6600"/>
      <style:paragraph-properties fo:text-align="center"/>
      <style:text-properties fo:color="#ffffff" style:font-name="Luxi Sans"/>
    </style:style>
    <style:style style:name="T1" style:family="text">
      <style:text-properties officeooo:rsid="001ecec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7dd42" style:font-weight-asian="normal" style:font-weight-complex="normal"/>
    </style:style>
    <style:style style:name="T4" style:family="text">
      <style:text-properties fo:font-weight="normal" officeooo:rsid="001ececa" style:font-weight-asian="normal" style:font-weight-complex="normal"/>
    </style:style>
    <style:style style:name="T5" style:family="text">
      <style:text-properties fo:color="#000000" officeooo:rsid="017b72ee" fo:background-color="transparent" loext:char-shading-value="0"/>
    </style:style>
    <style:style style:name="T6" style:family="text">
      <style:text-properties fo:color="#000000" officeooo:rsid="016d808b" fo:background-color="transparent" loext:char-shading-value="0"/>
    </style:style>
    <style:style style:name="T7" style:family="text">
      <style:text-properties fo:color="#ffffff" fo:font-weight="bold" officeooo:rsid="00225819" fo:background-color="#cc0000" loext:char-shading-value="0" style:font-weight-asian="bold" style:font-weight-complex="bold"/>
    </style:style>
    <style:style style:name="T8" style:family="text">
      <style:text-properties fo:color="#ffffff" fo:font-weight="bold" officeooo:rsid="001ececa" style:font-weight-asian="bold" style:font-weight-complex="bold"/>
    </style:style>
    <style:style style:name="T9" style:family="text">
      <style:text-properties fo:color="#ffffff" fo:font-weight="bold" officeooo:rsid="00243294" fo:background-color="#006600" loext:char-shading-value="0" style:font-weight-asian="bold" style:font-weight-complex="bold"/>
    </style:style>
    <style:style style:name="T10" style:family="text">
      <style:text-properties fo:color="#ffffff" officeooo:rsid="01791fed" fo:background-color="#990000" loext:char-shading-value="0"/>
    </style:style>
    <style:style style:name="T11" style:family="text">
      <style:text-properties fo:color="#ffffff" officeooo:rsid="0179ee5d" fo:background-color="#990000" loext:char-shading-value="0"/>
    </style:style>
    <style:style style:name="T12" style:family="text">
      <style:text-properties fo:color="#ffffff" officeooo:rsid="016d808b" fo:background-color="#990000" loext:char-shading-value="0"/>
    </style:style>
    <style:style style:name="T13" style:family="text">
      <style:text-properties fo:color="#ffffff" officeooo:rsid="017eeae4" fo:background-color="#990000" loext:char-shading-value="0"/>
    </style:style>
    <style:style style:name="T14" style:family="text">
      <style:text-properties officeooo:rsid="006a595b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84f3b5" style:font-style-asian="normal" style:font-style-complex="normal"/>
    </style:style>
    <style:style style:name="T17" style:family="text">
      <style:text-properties fo:font-style="normal" officeooo:rsid="00950b20" style:font-style-asian="normal" style:font-style-complex="normal"/>
    </style:style>
    <style:style style:name="T18" style:family="text">
      <style:text-properties fo:font-style="normal" officeooo:rsid="00da3d95" style:font-style-asian="normal" style:font-style-complex="normal"/>
    </style:style>
    <style:style style:name="T19" style:family="text">
      <style:text-properties fo:font-style="normal" officeooo:rsid="0158f256" style:font-style-asian="normal" style:font-style-complex="normal"/>
    </style:style>
    <style:style style:name="T20" style:family="text">
      <style:text-properties fo:font-style="normal" officeooo:rsid="015a2048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d2db14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d30932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d86a99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da3d95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e0dd59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f81d18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ff28fc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10416b8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105c44e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1df3de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1ee470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8904bb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font-style="normal" style:text-underline-style="solid" style:text-underline-width="auto" style:text-underline-color="font-color" officeooo:rsid="011ee470" style:font-style-asian="normal" style:font-style-complex="normal"/>
    </style:style>
    <style:style style:name="T36" style:family="text">
      <style:text-properties fo:font-style="normal" style:text-underline-style="solid" style:text-underline-width="auto" style:text-underline-color="font-color" officeooo:rsid="00ff28fc" style:font-style-asian="normal" style:font-style-complex="normal"/>
    </style:style>
    <style:style style:name="T37" style:family="text">
      <style:text-properties officeooo:rsid="008904bb"/>
    </style:style>
    <style:style style:name="T38" style:family="text">
      <style:text-properties style:font-name="Luxi Sans"/>
    </style:style>
    <style:style style:name="T39" style:family="text">
      <style:text-properties style:font-name="Luxi Sans" fo:font-style="normal" fo:font-weight="normal" officeooo:rsid="008f9228" style:font-style-asian="normal" style:font-weight-asian="normal" style:font-style-complex="normal" style:font-weight-complex="normal"/>
    </style:style>
    <style:style style:name="T40" style:family="text">
      <style:text-properties style:font-name="Luxi Sans" fo:font-style="normal" fo:font-weight="normal" officeooo:rsid="0092f2da" style:font-style-asian="normal" style:font-weight-asian="normal" style:font-style-complex="normal" style:font-weight-complex="normal"/>
    </style:style>
    <style:style style:name="T41" style:family="text">
      <style:text-properties style:font-name="Luxi Sans" fo:font-style="normal" fo:font-weight="normal" officeooo:rsid="0097b83c" style:font-style-asian="normal" style:font-weight-asian="normal" style:font-style-complex="normal" style:font-weight-complex="normal"/>
    </style:style>
    <style:style style:name="T42" style:family="text">
      <style:text-properties style:font-name="Luxi Sans" officeooo:rsid="00aca240"/>
    </style:style>
    <style:style style:name="T43" style:family="text">
      <style:text-properties style:font-name="Luxi Sans" officeooo:rsid="00e491ed"/>
    </style:style>
    <style:style style:name="T44" style:family="text">
      <style:text-properties style:font-name="Luxi Sans" officeooo:rsid="00e5b14b"/>
    </style:style>
    <style:style style:name="T45" style:family="text">
      <style:text-properties style:font-name="Luxi Sans" officeooo:rsid="00e64ab3"/>
    </style:style>
    <style:style style:name="T46" style:family="text">
      <style:text-properties style:font-name="Luxi Sans" officeooo:rsid="00e8e859"/>
    </style:style>
    <style:style style:name="T47" style:family="text">
      <style:text-properties style:font-name="Luxi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style:font-name="Luxi Sans" fo:font-size="10pt" style:font-size-asian="10pt" style:font-size-complex="10pt"/>
    </style:style>
    <style:style style:name="T49" style:family="text">
      <style:text-properties style:font-name="Luxi Sans" fo:font-size="10pt" officeooo:rsid="0075c78f" style:font-size-asian="10pt" style:font-size-complex="10pt"/>
    </style:style>
    <style:style style:name="T50" style:family="text">
      <style:text-properties officeooo:rsid="00a72918"/>
    </style:style>
    <style:style style:name="T51" style:family="text">
      <style:text-properties officeooo:rsid="00b5f5f3"/>
    </style:style>
    <style:style style:name="T52" style:family="text">
      <style:text-properties officeooo:rsid="00bd4e94"/>
    </style:style>
    <style:style style:name="T53" style:family="text">
      <style:text-properties officeooo:rsid="00d6eb15"/>
    </style:style>
    <style:style style:name="T54" style:family="text">
      <style:text-properties officeooo:rsid="010bdafc"/>
    </style:style>
    <style:style style:name="T55" style:family="text">
      <style:text-properties officeooo:rsid="01139ba5"/>
    </style:style>
    <style:style style:name="T56" style:family="text">
      <style:text-properties officeooo:rsid="0118663b"/>
    </style:style>
    <style:style style:name="T57" style:family="text">
      <style:text-properties officeooo:rsid="011867f0"/>
    </style:style>
    <style:style style:name="T58" style:family="text">
      <style:text-properties officeooo:rsid="0134355a"/>
    </style:style>
    <style:style style:name="T59" style:family="text">
      <style:text-properties officeooo:rsid="0148d5a4"/>
    </style:style>
    <style:style style:name="T60" style:family="text">
      <style:text-properties officeooo:rsid="016d808b"/>
    </style:style>
    <style:style style:name="T61" style:family="text">
      <style:text-properties officeooo:rsid="017eeae4"/>
    </style:style>
    <style:style style:name="T62" style:family="text">
      <style:text-properties officeooo:rsid="0186be5a"/>
    </style:style>
    <style:style style:name="T63" style:family="text">
      <style:text-properties fo:color="#ccff66" fo:font-size="10pt" fo:font-style="normal" fo:font-weight="bold" officeooo:rsid="019eae72" fo:background-color="#006600" loext:char-shading-value="0" style:font-size-asian="8.75pt" style:font-style-asian="normal" style:font-weight-asian="bold" style:font-size-complex="10pt" style:font-style-complex="normal" style:font-weight-complex="bold"/>
    </style:style>
    <style:style style:name="T64" style:family="text">
      <style:text-properties fo:color="#ccff66" style:font-name="Luxi Sans" fo:font-size="10pt" fo:font-style="normal" fo:font-weight="bold" fo:background-color="#006600" loext:char-shading-value="0" style:font-size-asian="10pt" style:font-style-asian="normal" style:font-weight-asian="bold" style:font-size-complex="10pt" style:font-style-complex="normal" style:font-weight-complex="bold"/>
    </style:style>
    <style:style style:name="T65" style:family="text">
      <style:text-properties fo:font-size="10pt" style:font-size-asian="8.75pt" style:font-size-complex="10pt"/>
    </style:style>
    <style:style style:name="T66" style:family="text">
      <style:text-properties fo:font-size="10pt" officeooo:rsid="0075c78f" style:font-size-asian="8.75pt" style:font-size-complex="10pt"/>
    </style:style>
    <style:style style:name="T67" style:family="text">
      <style:text-properties fo:font-size="10pt" officeooo:rsid="01a15e27" style:font-size-asian="8.75pt" style:font-size-complex="10pt"/>
    </style:style>
    <style:style style:name="T68" style:family="text">
      <style:text-properties fo:font-size="10pt" officeooo:rsid="01a301a2" style:font-size-asian="8.75pt" style:font-size-complex="10pt"/>
    </style:style>
    <style:style style:name="T69" style:family="text">
      <style:text-properties fo:font-size="10pt" fo:font-style="normal" fo:font-weight="bold" style:font-size-asian="8.75pt" style:font-style-asian="normal" style:font-weight-asian="bold" style:font-size-complex="10pt" style:font-style-complex="normal" style:font-weight-complex="bold"/>
    </style:style>
    <style:style style:name="T70" style:family="text">
      <style:text-properties fo:font-size="10pt" fo:font-style="normal" fo:font-weight="bold" officeooo:rsid="0097b83c" style:font-size-asian="8.75pt" style:font-style-asian="normal" style:font-weight-asian="bold" style:font-size-complex="10pt" style:font-style-complex="normal" style:font-weight-complex="bold"/>
    </style:style>
    <style:style style:name="T71" style:family="text">
      <style:text-properties fo:font-size="10pt" fo:font-style="normal" fo:font-weight="normal" officeooo:rsid="0097b83c" style:font-size-asian="8.75pt" style:font-style-asian="normal" style:font-weight-asian="normal" style:font-size-complex="10pt" style:font-style-complex="normal" style:font-weight-complex="normal"/>
    </style:style>
    <style:style style:name="T72" style:family="text">
      <style:text-properties fo:font-size="10pt" fo:font-style="normal" fo:font-weight="normal" officeooo:rsid="0075c78f" style:font-size-asian="8.75pt" style:font-style-asian="normal" style:font-weight-asian="normal" style:font-size-complex="10pt" style:font-style-complex="normal" style:font-weight-complex="normal"/>
    </style:style>
    <style:style style:name="T73" style:family="text">
      <style:text-properties fo:font-size="10pt" fo:font-style="normal" fo:font-weight="normal" officeooo:rsid="01a15e27" style:font-size-asian="8.75pt" style:font-style-asian="normal" style:font-weight-asian="normal" style:font-size-complex="10pt" style:font-style-complex="normal" style:font-weight-complex="normal"/>
    </style:style>
    <style:style style:name="T74" style:family="text">
      <style:text-properties fo:font-size="10pt" fo:font-style="normal" fo:font-weight="normal" officeooo:rsid="01a301a2" style:font-size-asian="8.75pt" style:font-style-asian="normal" style:font-weight-asian="normal" style:font-size-complex="10pt" style:font-style-complex="normal" style:font-weight-complex="normal"/>
    </style:style>
    <style:style style:name="T75" style:family="text">
      <style:text-properties officeooo:rsid="01b07b24"/>
    </style:style>
    <style:style style:name="T76" style:family="text">
      <style:text-properties officeooo:rsid="01b21d6f"/>
    </style:style>
    <style:style style:name="T77" style:family="text">
      <style:text-properties officeooo:rsid="01b52aa3"/>
    </style:style>
    <style:style style:name="T78" style:family="text">
      <style:text-properties officeooo:rsid="01b75401"/>
    </style:style>
    <style:style style:name="T79" style:family="text">
      <style:text-properties fo:color="#ffffff" style:font-name="Luxi Sans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dash" draw:stroke-dash="Line_20_with_20_Fine_20_Dots" svg:stroke-width="0.101cm" svg:stroke-color="#ff66ff" draw:marker-start-width="0.503cm" draw:marker-end-width="0.503cm" draw:fill-color="#b2b2b2" draw:textarea-horizontal-align="justify" draw:textarea-vertical-align="middle" draw:auto-grow-height="false" fo:min-height="2.54cm" fo:min-width="5.1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0.545cm" fo:min-width="4.9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Fine_20_Dotted" svg:stroke-width="0.101cm" svg:stroke-color="#000000" draw:marker-start-width="0.503cm" draw:marker-end-width="0.503cm" draw:fill-color="#66ccff" draw:textarea-horizontal-align="justify" draw:textarea-vertical-align="middle" draw:auto-grow-height="false" fo:min-height="2.54cm" fo:min-width="5.1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_32__20_Dots_20_1_20_Dash" svg:stroke-width="0.4cm" svg:stroke-color="#000000" draw:marker-start-width="0.951cm" draw:marker-end-width="0.951cm" draw:textarea-horizontal-align="center" draw:textarea-vertical-align="middle" fo:padding-top="0.198cm" fo:padding-bottom="0.198cm" fo:padding-left="0.198cm" fo:padding-right="0.1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000000" draw:marker-start-width="0.503cm" draw:marker-end-width="0.503cm" draw:fill-color="#ff6600" draw:textarea-horizontal-align="justify" draw:textarea-vertical-align="middle" draw:auto-grow-height="false" fo:min-height="2.54cm" fo:min-width="5.1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0">PyJoke</text:p>
      <text:p text:style-name="P101">Bible de développement</text:p>
      <text:p text:style-name="P26"><text:alphabetical-index-mark text:string-value="Sommaire"/>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02"><text:a xlink:type="simple" xlink:href="#__RefHeading___Toc106_1267950319" text:style-name="Index_20_Link" text:visited-style-name="Index_20_Link">1) Réseau<text:tab/>2</text:a></text:p>
          <text:p text:style-name="P108"><text:a xlink:type="simple" xlink:href="#__RefHeading___Toc114_1267950319" text:style-name="Index_20_Link" text:visited-style-name="Index_20_Link">1.1) Format<text:tab/>2</text:a></text:p>
          <text:p text:style-name="P103"><text:a xlink:type="simple" xlink:href="#__RefHeading___Toc116_1267950319" text:style-name="Index_20_Link" text:visited-style-name="Index_20_Link">1.2) Etapes<text:tab/>4</text:a></text:p>
          <text:p text:style-name="P108"><text:a xlink:type="simple" xlink:href="#__RefHeading___Toc118_1267950319" text:style-name="Index_20_Link" text:visited-style-name="Index_20_Link">1.2.1) Identification<text:tab/>4</text:a></text:p>
          <text:p text:style-name="P108"><text:a xlink:type="simple" xlink:href="#__RefHeading___Toc120_1267950319" text:style-name="Index_20_Link" text:visited-style-name="Index_20_Link">1.2.2) Echange normal<text:tab/>4</text:a></text:p>
          <text:p text:style-name="P108"><text:a xlink:type="simple" xlink:href="#__RefHeading___Toc122_1267950319" text:style-name="Index_20_Link" text:visited-style-name="Index_20_Link"><text:span text:style-name="T15">1.</text:span></text:a><text:a xlink:type="simple" xlink:href="#__RefHeading___Toc122_1267950319" text:style-name="Index_20_Link" text:visited-style-name="Index_20_Link"><text:span text:style-name="T15">2.3) Déconnexion</text:span></text:a><text:a xlink:type="simple" xlink:href="#__RefHeading___Toc122_1267950319" text:style-name="Index_20_Link" text:visited-style-name="Index_20_Link"><text:tab/>5</text:a></text:p>
        </text:index-body>
      </text:table-of-content>
      <text:h text:style-name="P112" text:outline-level="1" text:is-list-header="true"><text:bookmark-start text:name="__RefHeading___Toc106_1267950319"/><text:span text:style-name="T77">I</text:span>) Réseau<text:bookmark-end text:name="__RefHeading___Toc106_1267950319"/></text:h>
      <text:h text:style-name="P116" text:outline-level="3"><text:bookmark-start text:name="__RefHeading___Toc114_1267950319"/>1.1) Format<text:bookmark-end text:name="__RefHeading___Toc114_1267950319"/></text:h>
      <text:p text:style-name="P29"><text:span text:style-name="T1">Les échanges sont formaté en JSON, de la forme </text:span><text:span text:style-name="T7">CLEF</text:span><text:span text:style-name="T8"> </text:span><text:span text:style-name="T4">/ </text:span><text:span text:style-name="T9">VALEUR</text:span><text:span text:style-name="T4">:</text:span></text:p>
      <table:table table:name="Tableau11" table:style-name="Tableau11">
        <table:table-column table:style-name="Tableau11.A"/>
        <table:table-column table:style-name="Tableau11.B" table:number-columns-repeated="3"/>
        <table:table-column table:style-name="Tableau11.E"/>
        <table:table-row>
          <table:table-cell table:style-name="Tableau11.A1" table:number-rows-spanned="2" office:value-type="string">
            <text:p text:style-name="P63">{</text:p>
          </table:table-cell>
          <table:table-cell table:style-name="Tableau11.B1" office:value-type="string">
            <text:p text:style-name="P73">MODE</text:p>
          </table:table-cell>
          <table:table-cell table:style-name="Tableau11.B1" office:value-type="string">
            <text:p text:style-name="P73">CODE</text:p>
          </table:table-cell>
          <table:table-cell table:style-name="Tableau11.D1" office:value-type="string">
            <text:p text:style-name="P73">DATA</text:p>
          </table:table-cell>
          <table:table-cell table:style-name="Tableau11.A1" table:number-rows-spanned="2" office:value-type="string">
            <text:p text:style-name="P68">}</text:p>
          </table:table-cell>
        </table:table-row>
        <table:table-row>
          <table:covered-table-cell/>
          <table:table-cell table:style-name="Tableau11.B2" office:value-type="string">
            <text:p text:style-name="P43">… </text:p>
          </table:table-cell>
          <table:table-cell table:style-name="Tableau11.B2" office:value-type="string">
            <text:p text:style-name="P43">…</text:p>
          </table:table-cell>
          <table:table-cell table:style-name="Tableau11.D2" office:value-type="string">
            <text:p text:style-name="P37">…</text:p>
          </table:table-cell>
          <table:covered-table-cell/>
        </table:table-row>
      </table:table>
      <text:p text:style-name="P105"><text:span text:style-name="T60">Les champs </text:span><text:span text:style-name="T10">MODE</text:span><text:span text:style-name="T6"> </text:span><text:span text:style-name="T5">et <text:s/></text:span><text:span text:style-name="T11">CODE</text:span><text:span text:style-name="T12"> </text:span><text:span text:style-name="T5"><text:s/>contiennent des entiers, </text:span><text:span text:style-name="T13">DATA</text:span><text:span text:style-name="T12"> </text:span><text:s/><text:span text:style-name="T61">est un dictionnaire contenant les données attendues.</text:span></text:p>
      <text:p text:style-name="P104">Liste des modes :</text:p>
      <table:table table:name="ListeModes" table:style-name="ListeModes">
        <table:table-column table:style-name="ListeModes.A"/>
        <table:table-column table:style-name="ListeModes.B"/>
        <table:table-column table:style-name="ListeModes.C"/>
        <table:table-row>
          <table:table-cell table:style-name="ListeModes.A1" office:value-type="string">
            <text:p text:style-name="P58">NOM</text:p>
          </table:table-cell>
          <table:table-cell table:style-name="ListeModes.A1" office:value-type="string">
            <text:p text:style-name="P58">VALEUR</text:p>
          </table:table-cell>
          <table:table-cell table:style-name="ListeModes.C1" office:value-type="string">
            <text:p text:style-name="P61">CODE ASSOCIE</text:p>
          </table:table-cell>
        </table:table-row>
        <table:table-row>
          <table:table-cell table:style-name="ListeModes.A2" office:value-type="string">
            <text:p text:style-name="P42">CONNECT</text:p>
          </table:table-cell>
          <table:table-cell table:style-name="ListeModes.A2" office:value-type="string">
            <text:p text:style-name="P42">1</text:p>
          </table:table-cell>
          <table:table-cell table:style-name="ListeModes.C2" office:value-type="string">
            <text:p text:style-name="P35"><text:span text:style-name="T58">ASK ; LOGIN</text:span> </text:p>
          </table:table-cell>
        </table:table-row>
        <table:table-row>
          <table:table-cell table:style-name="ListeModes.A2" office:value-type="string">
            <text:p text:style-name="P42">DISCONNECT</text:p>
          </table:table-cell>
          <table:table-cell table:style-name="ListeModes.A2" office:value-type="string">
            <text:p text:style-name="P42">2</text:p>
          </table:table-cell>
          <table:table-cell table:style-name="ListeModes.C2" office:value-type="string">
            <text:p text:style-name="P46">NOCODE</text:p>
          </table:table-cell>
        </table:table-row>
        <table:table-row>
          <table:table-cell table:style-name="ListeModes.A2" office:value-type="string">
            <text:p text:style-name="P45">REQUEST</text:p>
          </table:table-cell>
          <table:table-cell table:style-name="ListeModes.A2" office:value-type="string">
            <text:p text:style-name="P42">3</text:p>
          </table:table-cell>
          <table:table-cell table:style-name="ListeModes.C2" office:value-type="string">
            <text:p text:style-name="P47">COMMAND</text:p>
          </table:table-cell>
        </table:table-row>
        <table:table-row>
          <table:table-cell table:style-name="ListeModes.A2" office:value-type="string">
            <text:p text:style-name="P42">RESPONSE</text:p>
          </table:table-cell>
          <table:table-cell table:style-name="ListeModes.A2" office:value-type="string">
            <text:p text:style-name="P42">4</text:p>
          </table:table-cell>
          <table:table-cell table:style-name="ListeModes.C2" office:value-type="string">
            <text:p text:style-name="P48">STATUS, <text:span text:style-name="T75">LOGINSALT</text:span></text:p>
          </table:table-cell>
        </table:table-row>
      </table:table>
      <text:p text:style-name="P106">Liste des codes :</text:p>
      <table:table table:name="ListeCode" table:style-name="ListeCode">
        <table:table-column table:style-name="ListeCode.A"/>
        <table:table-column table:style-name="ListeCode.B"/>
        <table:table-column table:style-name="ListeCode.C"/>
        <table:table-row>
          <table:table-cell table:style-name="ListeCode.A1" office:value-type="string">
            <text:p text:style-name="P59">NOM</text:p>
          </table:table-cell>
          <table:table-cell table:style-name="ListeCode.A1" office:value-type="string">
            <text:p text:style-name="P59">VALEUR</text:p>
          </table:table-cell>
          <table:table-cell table:style-name="ListeCode.C1" office:value-type="string">
            <text:p text:style-name="P62">FORMAT DES DONNEES</text:p>
          </table:table-cell>
        </table:table-row>
        <table:table-row>
          <table:table-cell table:style-name="ListeCode.A2" office:value-type="string">
            <text:p text:style-name="P34">NOCODE</text:p>
          </table:table-cell>
          <table:table-cell table:style-name="ListeCode.A2" office:value-type="string">
            <text:p text:style-name="P34">0</text:p>
          </table:table-cell>
          <table:table-cell table:style-name="ListeCode.C2" office:value-type="string">
            <text:p text:style-name="P34">– </text:p>
          </table:table-cell>
        </table:table-row>
        <table:table-row>
          <table:table-cell table:style-name="ListeCode.A2" office:value-type="string">
            <text:p text:style-name="P34">ASK</text:p>
          </table:table-cell>
          <table:table-cell table:style-name="ListeCode.A2" office:value-type="string">
            <text:p text:style-name="P34">1</text:p>
          </table:table-cell>
          <table:table-cell table:style-name="ListeCode.C2" office:value-type="string">
            <text:p text:style-name="P34">– </text:p>
          </table:table-cell>
        </table:table-row>
        <table:table-row>
          <table:table-cell table:style-name="ListeCode.A2" office:value-type="string">
            <text:p text:style-name="P34">LOGIN</text:p>
          </table:table-cell>
          <table:table-cell table:style-name="ListeCode.A2" office:value-type="string">
            <text:p text:style-name="P34">2</text:p>
          </table:table-cell>
          <table:table-cell table:style-name="ListeCode.C2" office:value-type="string">
            <text:p text:style-name="P39">PASSWORD : Chaine caractère salé et haché en SHA-1</text:p>
          </table:table-cell>
        </table:table-row>
        <table:table-row>
          <table:table-cell table:style-name="ListeCode.A2" office:value-type="string">
            <text:p text:style-name="P34">COMMAND</text:p>
          </table:table-cell>
          <table:table-cell table:style-name="ListeCode.A2" office:value-type="string">
            <text:p text:style-name="P34">3</text:p>
          </table:table-cell>
          <table:table-cell table:style-name="ListeCode.C2" office:value-type="string">
            <text:p text:style-name="P40">CMD : Chaine de caractère</text:p>
          </table:table-cell>
        </table:table-row>
        <table:table-row>
          <table:table-cell table:style-name="ListeCode.A2" office:value-type="string">
            <text:p text:style-name="P34">GETFILE</text:p>
          </table:table-cell>
          <table:table-cell table:style-name="ListeCode.A2" office:value-type="string">
            <text:p text:style-name="P34">4</text:p>
          </table:table-cell>
          <table:table-cell table:style-name="ListeCode.C2" office:value-type="string">
            <text:p text:style-name="P34">??? </text:p>
          </table:table-cell>
        </table:table-row>
        <table:table-row>
          <table:table-cell table:style-name="ListeCode.A2" office:value-type="string">
            <text:p text:style-name="P34">SENDFILE</text:p>
          </table:table-cell>
          <table:table-cell table:style-name="ListeCode.A2" office:value-type="string">
            <text:p text:style-name="P34">5</text:p>
          </table:table-cell>
          <table:table-cell table:style-name="ListeCode.C2" office:value-type="string">
            <text:p text:style-name="P34">??? </text:p>
          </table:table-cell>
        </table:table-row>
        <table:table-row>
          <table:table-cell table:style-name="ListeCode.A2" office:value-type="string">
            <text:p text:style-name="P34">UPDATE</text:p>
          </table:table-cell>
          <table:table-cell table:style-name="ListeCode.A2" office:value-type="string">
            <text:p text:style-name="P34">6</text:p>
          </table:table-cell>
          <table:table-cell table:style-name="ListeCode.C2" office:value-type="string">
            <text:p text:style-name="P34">??? </text:p>
          </table:table-cell>
        </table:table-row>
        <table:table-row>
          <table:table-cell table:style-name="ListeCode.A2" office:value-type="string">
            <text:p text:style-name="P34">LOGINSALT</text:p>
          </table:table-cell>
          <table:table-cell table:style-name="ListeCode.A2" office:value-type="string">
            <text:p text:style-name="P34">7</text:p>
          </table:table-cell>
          <table:table-cell table:style-name="ListeCode.C2" office:value-type="string">
            <text:p text:style-name="P41">SALT : Chaine de caractère de taille 10 alphanumérique</text:p>
          </table:table-cell>
        </table:table-row>
        <table:table-row>
          <table:table-cell table:style-name="ListeCode.A2" office:value-type="string">
            <text:p text:style-name="P49">STATUS</text:p>
          </table:table-cell>
          <table:table-cell table:style-name="ListeCode.A2" office:value-type="string">
            <text:p text:style-name="P49">8</text:p>
          </table:table-cell>
          <table:table-cell table:style-name="ListeCode.C2" office:value-type="string">
            <text:p text:style-name="P50">CODE : <text:span text:style-name="T59">Entier</text:span></text:p>
          </table:table-cell>
        </table:table-row>
      </table:table>
      <text:p text:style-name="P107"><text:span text:style-name="T19">Liste des statu</text:span><text:span text:style-name="T20">t :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0">NOM</text:p>
          </table:table-cell>
          <table:table-cell table:style-name="Tableau1.B1" office:value-type="string">
            <text:p text:style-name="P60">VALEUR</text:p>
          </table:table-cell>
        </table:table-row>
        <table:table-row>
          <table:table-cell table:style-name="Tableau1.A2" office:value-type="string">
            <text:p text:style-name="P51">OK</text:p>
          </table:table-cell>
          <table:table-cell table:style-name="Tableau1.B2" office:value-type="string">
            <text:p text:style-name="P36">0</text:p>
          </table:table-cell>
        </table:table-row>
        <table:table-row>
          <table:table-cell table:style-name="Tableau1.A2" office:value-type="string">
            <text:p text:style-name="P52">BADLOGIN</text:p>
          </table:table-cell>
          <table:table-cell table:style-name="Tableau1.B2" office:value-type="string">
            <text:p text:style-name="P36">1</text:p>
          </table:table-cell>
        </table:table-row>
        <table:table-row>
          <table:table-cell table:style-name="Tableau1.A2" office:value-type="string">
            <text:p text:style-name="P57">NOTLOG<text:span text:style-name="T76">ED</text:span></text:p>
          </table:table-cell>
          <table:table-cell table:style-name="Tableau1.B2" office:value-type="string">
            <text:p text:style-name="P57">2</text:p>
          </table:table-cell>
        </table:table-row>
      </table:table>
      <text:h text:style-name="P115" text:outline-level="2"><text:bookmark-start text:name="__RefHeading___Toc116_1267950319"/>1.2) Etapes<text:bookmark-end text:name="__RefHeading___Toc116_1267950319"/></text:h>
      <text:p text:style-name="P31">L’échange se passe en trois étapes :</text:p>
      <text:h text:style-name="P119" text:outline-level="3"><text:bookmark-start text:name="__RefHeading___Toc118_1267950319"/>1.2.1) Identification<text:bookmark-end text:name="__RefHeading___Toc118_1267950319"/></text:h>
      <text:p text:style-name="P32">⇒ <text:s/>Le client se connecte au serveur et envoie une demande de connexion :</text:p>
      <table:table table:name="Tableau12" table:style-name="Tableau12">
        <table:table-column table:style-name="Tableau12.A"/>
        <table:table-column table:style-name="Tableau12.B" table:number-columns-repeated="3"/>
        <table:table-column table:style-name="Tableau12.E"/>
        <table:table-row>
          <table:table-cell table:style-name="Tableau12.A1" table:number-rows-spanned="2" office:value-type="string">
            <text:p text:style-name="P66">{</text:p>
          </table:table-cell>
          <table:table-cell table:style-name="Tableau12.B1" office:value-type="string">
            <text:p text:style-name="P76">MODE</text:p>
          </table:table-cell>
          <table:table-cell table:style-name="Tableau12.B1" office:value-type="string">
            <text:p text:style-name="P76">CODE</text:p>
          </table:table-cell>
          <table:table-cell table:style-name="Tableau12.D1" office:value-type="string">
            <text:p text:style-name="P76">DATA</text:p>
          </table:table-cell>
          <table:table-cell table:style-name="Tableau12.A1" table:number-rows-spanned="2" office:value-type="string">
            <text:p text:style-name="P71">}</text:p>
          </table:table-cell>
        </table:table-row>
        <table:table-row>
          <table:covered-table-cell/>
          <table:table-cell table:style-name="Tableau12.B2" office:value-type="string">
            <text:p text:style-name="P53">CONNECT</text:p>
          </table:table-cell>
          <table:table-cell table:style-name="Tableau12.B2" office:value-type="string">
            <text:p text:style-name="P53">ASK</text:p>
          </table:table-cell>
          <table:table-cell table:style-name="Tableau12.D2" office:value-type="string">
            <text:p text:style-name="P38">–</text:p>
          </table:table-cell>
          <table:covered-table-cell/>
        </table:table-row>
      </table:table>
      <text:p text:style-name="P30"/>
      <text:p text:style-name="P1"><text:span text:style-name="T3">⇐ </text:span><text:span text:style-name="T14">Le serveur répond avec une chaine de salage:</text:span></text:p>
      <table:table table:name="Tableau3" table:style-name="Tableau3">
        <table:table-column table:style-name="Tableau3.A"/>
        <table:table-column table:style-name="Tableau3.B" table:number-columns-repeated="3"/>
        <table:table-column table:style-name="Tableau3.E"/>
        <table:table-row>
          <table:table-cell table:style-name="Tableau3.A1" table:number-rows-spanned="2" office:value-type="string">
            <text:p text:style-name="P64">{</text:p>
          </table:table-cell>
          <table:table-cell table:style-name="Tableau3.B1" office:value-type="string">
            <text:p text:style-name="P74">MODE</text:p>
          </table:table-cell>
          <table:table-cell table:style-name="Tableau3.B1" office:value-type="string">
            <text:p text:style-name="P74">CODE</text:p>
          </table:table-cell>
          <table:table-cell table:style-name="Tableau3.D1" office:value-type="string">
            <text:p text:style-name="P74">DATA</text:p>
          </table:table-cell>
          <table:table-cell table:style-name="Tableau3.A1" table:number-rows-spanned="2" office:value-type="string">
            <text:p text:style-name="P69">}</text:p>
          </table:table-cell>
        </table:table-row>
        <table:table-row>
          <table:covered-table-cell/>
          <table:table-cell table:style-name="Tableau3.B2" office:value-type="string">
            <text:p text:style-name="P44"><text:span text:style-name="T62">RESPONSE</text:span> </text:p>
          </table:table-cell>
          <table:table-cell table:style-name="Tableau3.B2" office:value-type="string">
            <text:p text:style-name="P54">LOGINSALT</text:p>
          </table:table-cell>
          <table:table-cell table:style-name="Tableau3.D2" office:value-type="string">
            <text:p text:style-name="P97">SALT</text:p>
          </table:table-cell>
          <table:covered-table-cell/>
        </table:table-row>
      </table:table>
      <text:p text:style-name="P19"><text:span text:style-name="T64">SALT</text:span><text:span text:style-name="T47"> </text:span><text:span text:style-name="T48">est </text:span><text:span text:style-name="T49">une chaine de caractère de taille 10 alphanumérique généré aléatoirement qui est utilisé pour le salage du mot de passe.</text:span></text:p>
      <text:p text:style-name="P2"/>
      <text:p text:style-name="P18">⇒ Le client s’identifie avec le mot de passe:</text:p>
      <table:table table:name="Tableau2" table:style-name="Tableau2">
        <table:table-column table:style-name="Tableau2.A"/>
        <table:table-column table:style-name="Tableau2.B" table:number-columns-repeated="3"/>
        <table:table-column table:style-name="Tableau2.E"/>
        <table:table-row>
          <table:table-cell table:style-name="Tableau2.A1" table:number-rows-spanned="2" office:value-type="string">
            <text:p text:style-name="P65">{</text:p>
          </table:table-cell>
          <table:table-cell table:style-name="Tableau2.B1" office:value-type="string">
            <text:p text:style-name="P75">MODE</text:p>
          </table:table-cell>
          <table:table-cell table:style-name="Tableau2.B1" office:value-type="string">
            <text:p text:style-name="P75">CODE</text:p>
          </table:table-cell>
          <table:table-cell table:style-name="Tableau2.D1" office:value-type="string">
            <text:p text:style-name="P75">DATA</text:p>
          </table:table-cell>
          <table:table-cell table:style-name="Tableau2.A1" table:number-rows-spanned="2" office:value-type="string">
            <text:p text:style-name="P70">}</text:p>
          </table:table-cell>
        </table:table-row>
        <table:table-row>
          <table:covered-table-cell/>
          <table:table-cell table:style-name="Tableau2.B2" office:value-type="string">
            <text:p text:style-name="P55">CONNECT</text:p>
          </table:table-cell>
          <table:table-cell table:style-name="Tableau2.B2" office:value-type="string">
            <text:p text:style-name="P55">LOGIN</text:p>
          </table:table-cell>
          <table:table-cell table:style-name="Tableau2.D2" office:value-type="string">
            <text:p text:style-name="P98">PASSWORD</text:p>
          </table:table-cell>
          <table:covered-table-cell/>
        </table:table-row>
      </table:table>
      <text:p text:style-name="P3"><text:span text:style-name="T63">PASSWORD</text:span><text:span text:style-name="T69"> </text:span><text:span text:style-name="T65">est </text:span><text:span text:style-name="T66">une chaine de caractère </text:span><text:span text:style-name="T67">contenant le mot de passe + salt </text:span><text:span text:style-name="T68">hashé en SHA-1</text:span><text:span text:style-name="T37"><text:line-break/></text:span></text:p>
      <text:p text:style-name="P9"><text:span text:style-name="T16">⇒ </text:span><text:span text:style-name="T17">Deux cas possible :</text:span><text:span text:style-name="T16"> </text:span></text:p>
      <text:list xml:id="list1942722080030667136" text:style-name="L1">
        <text:list-item>
          <text:p text:style-name="P109"><text:span text:style-name="T39">S</text:span><text:span text:style-name="T40">i le mot de passe est valide </text:span><text:span text:style-name="T41">:</text:span></text:p>
        </text:list-item>
      </text:list>
      <table:table table:name="Tableau4" table:style-name="Tableau4">
        <table:table-column table:style-name="Tableau4.A"/>
        <table:table-column table:style-name="Tableau4.B" table:number-columns-repeated="3"/>
        <table:table-column table:style-name="Tableau4.E"/>
        <table:table-row>
          <table:table-cell table:style-name="Tableau4.A1" table:number-rows-spanned="2" office:value-type="string">
            <text:p text:style-name="P67">{</text:p>
          </table:table-cell>
          <table:table-cell table:style-name="Tableau4.B1" office:value-type="string">
            <text:p text:style-name="P77">MODE</text:p>
          </table:table-cell>
          <table:table-cell table:style-name="Tableau4.B1" office:value-type="string">
            <text:p text:style-name="P77">CODE</text:p>
          </table:table-cell>
          <table:table-cell table:style-name="Tableau4.D1" office:value-type="string">
            <text:p text:style-name="P77">DATA</text:p>
          </table:table-cell>
          <table:table-cell table:style-name="Tableau4.A1" table:number-rows-spanned="2" office:value-type="string">
            <text:p text:style-name="P72">}</text:p>
          </table:table-cell>
        </table:table-row>
        <table:table-row>
          <table:covered-table-cell/>
          <table:table-cell table:style-name="Tableau4.B2" office:value-type="string">
            <text:p text:style-name="P56">RESPONSE</text:p>
          </table:table-cell>
          <table:table-cell table:style-name="Tableau4.B2" office:value-type="string">
            <text:p text:style-name="P56">STATUS</text:p>
          </table:table-cell>
          <table:table-cell table:style-name="Tableau4.D2" office:value-type="string">
            <text:p text:style-name="P99">OK</text:p>
          </table:table-cell>
          <table:covered-table-cell/>
        </table:table-row>
      </table:table>
      <text:p text:style-name="P4"><text:span text:style-name="T63">PASSWORD</text:span><text:span text:style-name="T70"> </text:span><text:span text:style-name="T71">est </text:span><text:span text:style-name="T72">une chaine de caractère </text:span><text:span text:style-name="T73">contenant le mot de passe + salt </text:span><text:span text:style-name="T74">hashé en SHA-1</text:span><text:span text:style-name="T33"><text:line-break/></text:span></text:p>
      <text:list xml:id="list5118331599071942029" text:style-name="L2">
        <text:list-item>
          <text:p text:style-name="P110">Si le mot de passe est invalide :</text:p>
        </text:list-item>
      </text:list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78">MODE</text:p>
          </table:table-cell>
          <table:table-cell table:style-name="Tableau6.A1" office:value-type="string">
            <text:p text:style-name="P78">CODE</text:p>
          </table:table-cell>
          <table:table-cell table:style-name="Tableau6.C1" office:value-type="string">
            <text:p text:style-name="P78">DATA</text:p>
          </table:table-cell>
        </table:table-row>
        <table:table-row>
          <table:table-cell table:style-name="Tableau6.A2" office:value-type="string">
            <text:p text:style-name="P83">RESPONSE</text:p>
          </table:table-cell>
          <table:table-cell table:style-name="Tableau6.A2" office:value-type="string">
            <text:p text:style-name="P84">STATUS</text:p>
          </table:table-cell>
          <table:table-cell table:style-name="Tableau6.C2" office:value-type="string">
            <text:p text:style-name="P85">BADPASSWORD</text:p>
          </table:table-cell>
        </table:table-row>
      </table:table>
      <text:p text:style-name="P20"/>
      <text:p text:style-name="P11">→<text:span text:style-name="T50"> Retour au tout début tant que le mot de passe n’est pas valide, la connexion s’interrompt après trois essais infructueux.</text:span></text:p>
      <text:p text:style-name="P11"/>
      <text:h text:style-name="P117" text:outline-level="3"><text:bookmark-start text:name="__RefHeading___Toc120_1267950319"/>1.2.2) Echange normal<text:bookmark-end text:name="__RefHeading___Toc120_1267950319"/></text:h>
      <text:p text:style-name="P33"><text:span text:style-name="T42">C</text:span><text:span text:style-name="T38">ette étape se répet</text:span><text:span text:style-name="T44">t</text:span><text:span text:style-name="T38">e jusqu’</text:span><text:span text:style-name="T45">à</text:span><text:span text:style-name="T38"> ce que le client souhaite se déconnecter ou qu’une erreur relou su</text:span><text:span text:style-name="T46">r</text:span><text:span text:style-name="T38">v</text:span><text:span text:style-name="T43">iene.</text:span></text:p>
      <text:p text:style-name="P27">⇒ Le client envoie une <text:span text:style-name="T51">commande au serveur :</text:span></text:p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79">MODE</text:p>
          </table:table-cell>
          <table:table-cell table:style-name="Tableau7.A1" office:value-type="string">
            <text:p text:style-name="P79">CODE</text:p>
          </table:table-cell>
          <table:table-cell table:style-name="Tableau7.C1" office:value-type="string">
            <text:p text:style-name="P79">DATA</text:p>
          </table:table-cell>
        </table:table-row>
        <table:table-row>
          <table:table-cell table:style-name="Tableau7.A2" office:value-type="string">
            <text:p text:style-name="P86">REQUEST ( 3 )</text:p>
          </table:table-cell>
          <table:table-cell table:style-name="Tableau7.A2" office:value-type="string">
            <text:p text:style-name="P86">COMMAND <text:span text:style-name="T52">( 2 ) </text:span></text:p>
          </table:table-cell>
          <table:table-cell table:style-name="Tableau7.C2" office:value-type="string">
            <text:p text:style-name="P90">CMD</text:p>
          </table:table-cell>
        </table:table-row>
      </table:table>
      <text:p text:style-name="P21"><text:soft-page-break/></text:p>
      <text:p text:style-name="P12">CMD <text:span text:style-name="T2">est la commande à envoyer sous forme de chaine de caractère.</text:span></text:p>
      <text:p text:style-name="P10"/>
      <text:p text:style-name="P5"><text:span text:style-name="T2">⇐ </text:span><text:span text:style-name="T22">Le serveur répond</text:span><text:span text:style-name="T23">:</text:span></text:p>
      <table:table table:name="Tableau8" table:style-name="Tableau8">
        <table:table-column table:style-name="Tableau8.A" table:number-columns-repeated="3"/>
        <table:table-row>
          <table:table-cell table:style-name="Tableau8.A1" office:value-type="string">
            <text:p text:style-name="P80">MODE</text:p>
          </table:table-cell>
          <table:table-cell table:style-name="Tableau8.A1" office:value-type="string">
            <text:p text:style-name="P80">CODE</text:p>
          </table:table-cell>
          <table:table-cell table:style-name="Tableau8.C1" office:value-type="string">
            <text:p text:style-name="P80">DATA</text:p>
          </table:table-cell>
        </table:table-row>
        <table:table-row>
          <table:table-cell table:style-name="Tableau8.A2" office:value-type="string">
            <text:p text:style-name="P87"><text:span text:style-name="T53">RESPONSE </text:span>( <text:span text:style-name="T53">4</text:span> )</text:p>
          </table:table-cell>
          <table:table-cell table:style-name="Tableau8.A2" office:value-type="string">
            <text:p text:style-name="P92">STATUS ( 7 ) </text:p>
          </table:table-cell>
          <table:table-cell table:style-name="Tableau8.C2" office:value-type="string">
            <text:p text:style-name="P93">STATUSCODE</text:p>
          </table:table-cell>
        </table:table-row>
      </table:table>
      <text:p text:style-name="P22"/>
      <text:p text:style-name="P6">STATUSCODE<text:span text:style-name="T24"> représente </text:span><text:span text:style-name="T25">le statu</text:span><text:span text:style-name="T26">t</text:span><text:span text:style-name="T25"> retourné par le serveur.</text:span></text:p>
      <text:p text:style-name="P14"/>
      <text:p text:style-name="P8"><text:span text:style-name="T25">D</text:span><text:span text:style-name="T21">ans le cas où </text:span>STATUSCODE <text:span text:style-name="T27">vaut </text:span><text:span text:style-name="T36">INTERNALERROR</text:span><text:span text:style-name="T28">, </text:span><text:span text:style-name="T29">la connexion </text:span><text:span text:style-name="T30">s’arrête</text:span><text:span text:style-name="T29">.</text:span></text:p>
      <text:p text:style-name="P25"/>
      <text:h text:style-name="P118" text:outline-level="3"><text:bookmark-start text:name="__RefHeading___Toc122_1267950319"/><text:span text:style-name="T18">1.</text:span><text:span text:style-name="T15">2.3) Déconnexion</text:span><text:bookmark-end text:name="__RefHeading___Toc122_1267950319"/></text:h>
      <text:p text:style-name="P28"><text:span text:style-name="T21">⇒</text:span><text:span text:style-name="T34"> </text:span><text:span text:style-name="T21">Le client envoie une demande de déconnexion :</text:span></text:p>
      <table:table table:name="Tableau9" table:style-name="Tableau9">
        <table:table-column table:style-name="Tableau9.A" table:number-columns-repeated="3"/>
        <table:table-row>
          <table:table-cell table:style-name="Tableau9.A1" office:value-type="string">
            <text:p text:style-name="P81">MODE</text:p>
          </table:table-cell>
          <table:table-cell table:style-name="Tableau9.A1" office:value-type="string">
            <text:p text:style-name="P81">CODE</text:p>
          </table:table-cell>
          <table:table-cell table:style-name="Tableau9.C1" office:value-type="string">
            <text:p text:style-name="P81">DATA</text:p>
          </table:table-cell>
        </table:table-row>
        <table:table-row>
          <table:table-cell table:style-name="Tableau9.A2" office:value-type="string">
            <text:p text:style-name="P88"><text:span text:style-name="T54">DISCONNECT</text:span> ( <text:span text:style-name="T54">2</text:span> )</text:p>
          </table:table-cell>
          <table:table-cell table:style-name="Tableau9.A2" office:value-type="string">
            <text:p text:style-name="P94">– </text:p>
          </table:table-cell>
          <table:table-cell table:style-name="Tableau9.C2" office:value-type="string">
            <text:p text:style-name="P91">–</text:p>
          </table:table-cell>
        </table:table-row>
      </table:table>
      <text:p text:style-name="P23"/>
      <text:p text:style-name="P16">⇐ <text:span text:style-name="T55">Le serveur répond par :</text:span></text:p>
      <text:p text:style-name="P17"><text:s/></text:p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P82">MODE</text:p>
          </table:table-cell>
          <table:table-cell table:style-name="Tableau10.A1" office:value-type="string">
            <text:p text:style-name="P82">CODE</text:p>
          </table:table-cell>
          <table:table-cell table:style-name="Tableau10.C1" office:value-type="string">
            <text:p text:style-name="P82">DATA</text:p>
          </table:table-cell>
        </table:table-row>
        <table:table-row>
          <table:table-cell table:style-name="Tableau10.A2" office:value-type="string">
            <text:p text:style-name="P89"><text:span text:style-name="T56">RESPONSE</text:span> ( <text:span text:style-name="T57">4</text:span> )</text:p>
          </table:table-cell>
          <table:table-cell table:style-name="Tableau10.A2" office:value-type="string">
            <text:p text:style-name="P95">STATUS ( 7 )</text:p>
          </table:table-cell>
          <table:table-cell table:style-name="Tableau10.C2" office:value-type="string">
            <text:p text:style-name="P96">STATUSCODE</text:p>
          </table:table-cell>
        </table:table-row>
      </table:table>
      <text:p text:style-name="P24"/>
      <text:p text:style-name="P7">STATUSCODE<text:span text:style-name="T24"> représente </text:span><text:span text:style-name="T25">le statu</text:span><text:span text:style-name="T26">t</text:span><text:span text:style-name="T25"> retourné par le serveur, </text:span><text:span text:style-name="T31">il </text:span><text:span text:style-name="T32">doit normalement être </text:span><text:span text:style-name="T35">OK</text:span></text:p>
      <text:p text:style-name="P15"/>
      <text:p text:style-name="P13">'''</text:p>
      <text:p text:style-name="P13">------------------------------------</text:p>
      <text:p text:style-name="P13">- <text:s text:c="2"/>FONCTIONNEMENT DES ECHANGES <text:s text:c="3"/>-</text:p>
      <text:p text:style-name="P13">------------------------------------</text:p>
      <text:p text:style-name="P13"><text:s text:c="4"/>[FORMAT]</text:p>
      <text:p text:style-name="P13"><text:s text:c="8"/>{ MODE: &lt;type&gt;, CODE: &lt;datacode&gt;, DATA: &lt;datacontent&gt; }</text:p>
      <text:p text:style-name="P13"/>
      <text:p text:style-name="P13"><text:s text:c="4"/>[SECTION]</text:p>
      <text:p text:style-name="P13"><text:s text:c="8"/>MODE:</text:p>
      <text:p text:style-name="P13"><text:s text:c="12"/>1: CONNECT</text:p>
      <text:p text:style-name="P13"><text:s text:c="16"/>{CODE}:</text:p>
      <text:p text:style-name="P13"><text:s text:c="20"/>0: ASK</text:p>
      <text:p text:style-name="P13"><text:s text:c="20"/>1: LOGIN</text:p>
      <text:p text:style-name="P13"><text:s text:c="24"/>{DATA}</text:p>
      <text:p text:style-name="P13"><text:s text:c="28"/>{</text:p>
      <text:p text:style-name="P13"><text:s text:c="32"/>'PASSWORD': $</text:p>
      <text:p text:style-name="P13"><text:s text:c="28"/>}</text:p>
      <text:p text:style-name="P13"><text:s text:c="28"/>-&gt; PASSWORD: <text:s text:c="3"/>Mot de passe (SHA-1 salé)</text:p>
      <text:p text:style-name="P13"><text:s text:c="12"/>2: DISCONNECT</text:p>
      <text:p text:style-name="P13"><text:s text:c="12"/>3: REQUEST</text:p>
      <text:p text:style-name="P13"><text:soft-page-break/><text:s text:c="16"/>{CODE}:</text:p>
      <text:p text:style-name="P13"><text:s text:c="20"/>2: COMMAND</text:p>
      <text:p text:style-name="P13"><text:s text:c="24"/>{DATA}</text:p>
      <text:p text:style-name="P13"><text:s text:c="20"/>3: GETFILE</text:p>
      <text:p text:style-name="P13"><text:s text:c="24"/>{DATA}</text:p>
      <text:p text:style-name="P13"><text:s text:c="28"/>{</text:p>
      <text:p text:style-name="P13"><text:s text:c="32"/>'STATE':</text:p>
      <text:p text:style-name="P13"><text:s text:c="32"/>'NAME': $,</text:p>
      <text:p text:style-name="P13"><text:s text:c="32"/>'TYPE:' 0 (sound) | 1 (image),</text:p>
      <text:p text:style-name="P13"/>
      <text:p text:style-name="P13"><text:s text:c="28"/>}</text:p>
      <text:p text:style-name="P13"><text:s text:c="20"/>4: SENDFILE</text:p>
      <text:p text:style-name="P13"><text:s text:c="24"/>{DATA}</text:p>
      <text:p text:style-name="P13"><text:s text:c="28"/>{</text:p>
      <text:p text:style-name="P13"><text:s text:c="32"/>'NAME': $,</text:p>
      <text:p text:style-name="P13"><text:s text:c="32"/>'TYPE': 0 (sound) | 1 (image)</text:p>
      <text:p text:style-name="P13"/>
      <text:p text:style-name="P13"><text:s text:c="28"/>}</text:p>
      <text:p text:style-name="P13"><text:s text:c="12"/>4: RESPONSE</text:p>
      <text:p text:style-name="P13"><text:s text:c="16"/>{CODE}</text:p>
      <text:p text:style-name="P13"><text:s text:c="20"/>5: OK</text:p>
      <text:p text:style-name="P13"><text:s text:c="20"/>6: ERROR</text:p>
      <text:p text:style-name="P13"><text:s text:c="24"/>{DATA}</text:p>
      <text:p text:style-name="P13"><text:s text:c="28"/>[int] Code d'erreur</text:p>
      <text:p text:style-name="P13"><text:tab/>CODE:</text:p>
      <text:p text:style-name="P13"><text:s text:c="12"/>0: NODATA</text:p>
      <text:p text:style-name="P13"><text:s text:c="12"/>1: LOGINSALT</text:p>
      <text:p text:style-name="P13"><text:s text:c="12"/>2: LOGININFO</text:p>
      <text:p text:style-name="P13"><text:s text:c="12"/>3: COMMAND</text:p>
      <text:p text:style-name="P13"><text:s text:c="12"/>4: COMMAND_RESPONSE</text:p>
      <text:p text:style-name="P13"><text:s text:c="12"/>5: SENDFILE</text:p>
      <text:p text:style-name="P13"><text:s text:c="12"/>6: BADLOGIN</text:p>
      <text:p text:style-name="P13"><text:s text:c="12"/>7: BADREQUEST</text:p>
      <text:p text:style-name="P13"><text:s text:c="12"/>8: ERROR</text:p>
      <text:p text:style-name="P13"/>
      <text:p text:style-name="P13"><text:s text:c="8"/>DATACONTENT (en fonction de DATACODE):</text:p>
      <text:p text:style-name="P13"><text:s text:c="12"/>0,6,7 -&gt; Vide</text:p>
      <text:p text:style-name="P13"><text:s text:c="12"/>1 -&gt; Chaine de salt (alphanumérique de taille 10)</text:p>
      <text:p text:style-name="P13"><text:s text:c="12"/>2 -&gt; Dictionnaire:</text:p>
      <text:p text:style-name="P13"><text:s text:c="16"/>{</text:p>
      <text:p text:style-name="P13"><text:s text:c="20"/>PASSWORD: <text:s text:c="2"/>&lt;motdepasse SHA1 salé&gt;</text:p>
      <text:p text:style-name="P13"><text:s text:c="16"/>}</text:p>
      <text:p text:style-name="P13"/>
      <text:p text:style-name="P13"><text:s text:c="12"/>3 -&gt; Commande encodée</text:p>
      <text:p text:style-name="P13"><text:s text:c="12"/>4 -&gt; Dictionnaire :</text:p>
      <text:p text:style-name="P13"><text:s text:c="16"/>{</text:p>
      <text:p text:style-name="P13"><text:soft-page-break/><text:s text:c="20"/>CMDCODE: <text:s text:c="3"/>&lt;résultat de la commande,</text:p>
      <text:p text:style-name="P13"><text:s text:c="20"/>OUTPUT: <text:s text:c="4"/>&lt;sortie de la commande&gt;</text:p>
      <text:p text:style-name="P13"><text:s text:c="16"/>}</text:p>
      <text:p text:style-name="P13"><text:s text:c="12"/>5 -&gt; Dictionnaire :</text:p>
      <text:p text:style-name="P13"><text:s text:c="16"/>{</text:p>
      <text:p text:style-name="P13"><text:s text:c="20"/>NAME: <text:s text:c="6"/>&lt;nom du fichier&gt;,</text:p>
      <text:p text:style-name="P13"><text:s text:c="20"/>BLOCKID: <text:s text:c="3"/>&lt;identifiant du block&gt;,</text:p>
      <text:p text:style-name="P13"><text:s text:c="20"/>BLOCKCOUNT: &lt;nombre total de bloc&gt;,</text:p>
      <text:p text:style-name="P13"><text:s text:c="20"/>BLOCKSIZE: <text:s/>&lt;taille du bloc&gt;,</text:p>
      <text:p text:style-name="P13"><text:s text:c="20"/>SIZE: <text:s text:c="6"/>&lt;taille totale du fichier&gt;</text:p>
      <text:p text:style-name="P13"><text:s text:c="16"/>}</text:p>
      <text:p text:style-name="P13"><text:s text:c="12"/>8 -&gt; Code erreur</text:p>
      <text:p text:style-name="P13"/>
      <text:p text:style-name="P13"><text:s text:c="4"/>[CONTENU]</text:p>
      <text:p text:style-name="P13"><text:s text:c="8"/>&gt; MODE = 1 (CONNECT) ; DATACODE = 0 (NODATA); DATACONTENT = $</text:p>
      <text:p text:style-name="P13"><text:s text:c="8"/>&lt; MODE: 5 (RESPONSE) ; DATACODE = 1 (LOGINSALT); DATACONTENT = $</text:p>
      <text:p text:style-name="P13"/>
      <text:p text:style-name="P13"><text:s text:c="8"/>&gt; MODE = 2 (DISCONNECT) ; DATACODE = 0 (NODATA) : DATACONTENT = $</text:p>
      <text:p text:style-name="P13"><text:s text:c="8"/>&lt; MODE: 5 (RESPONSE) ; DATACODE = 0 (NODATA) ; DATACONTENT = $</text:p>
      <text:p text:style-name="P13"/>
      <text:p text:style-name="P13"><text:s text:c="8"/>&gt; MODE = 3 (LOGIN) ; DATACODE = 2 (LOGININFO) ; DATACONTENT = $</text:p>
      <text:p text:style-name="P13"><text:s text:c="8"/>=&gt; Login valide ?</text:p>
      <text:p text:style-name="P13"><text:s text:c="8"/>&lt; MODE: 5 (RESPONSE) ; DATACODE = 0 (NODATA) ; DATACONTENT = $</text:p>
      <text:p text:style-name="P13"><text:s text:c="8"/>=&gt; Login invalide ?</text:p>
      <text:p text:style-name="P13"><text:s text:c="8"/>&lt; MODE: 5 (RESPONSE) ; DATACODE = 6 (BADLOGIN) ; DATACONTENT = $</text:p>
      <text:p text:style-name="P13"/>
      <text:p text:style-name="P13"><text:s text:c="8"/>&gt; MODE = 4 (CMD) ; DATACODE = 3 ; DATACONTENT = $</text:p>
      <text:p text:style-name="P13"><text:s text:c="8"/>&lt; MODE: 5 (RESPONSE) ; DATACODE = 4 (COMMAND_RESPONSE) ; DATACONTENT = $</text:p>
      <text:p text:style-name="P13"/>
      <text:p text:style-name="P13"><text:s text:c="8"/>&gt; ? Requête malformé ?</text:p>
      <text:p text:style-name="P13"><text:s text:c="8"/>&lt; MODE: 5 (RESPONSE) ; DATACODE = 7 ; DATACONTENT = $ [FIN DE LA CONNECTION]</text:p>
      <text:p text:style-name="P13"/>
      <text:p text:style-name="P13"><text:s text:c="8"/>-&gt; En cas d'erreur</text:p>
      <text:p text:style-name="P13"><text:s text:c="8"/>&lt; MODE: 5 (RESPONSE) ; DATACODE = 8 (ERROR) ; DATACONTENT = $</text:p>
      <text:p text:style-name="P13"/>
      <text:p text:style-name="P13"><text:s text:c="4"/>[DEROULEMENT]</text:p>
      <text:p text:style-name="P13"><text:s text:c="8"/>Phase 1: Connexion</text:p>
      <text:p text:style-name="P13"><text:s text:c="12"/>&gt; CONNECT ...</text:p>
      <text:p text:style-name="P13"><text:s text:c="12"/>&lt; RESPONSE LOGINSALT</text:p>
      <text:p text:style-name="P13"><text:s text:c="12"/>&gt; 5</text:p>
      <text:p text:style-name="P13">'''</text:p>
      <text:h text:style-name="P113" text:outline-level="1" text:is-list-header="true">II) <text:span text:style-name="T78">Architecture du programme</text:span></text:h>
      <text:h text:style-name="P114" text:outline-level="2"><draw:custom-shape text:anchor-type="paragraph" draw:z-index="11" draw:name="Forme1" draw:style-name="gr5" draw:text-style-name="P125" svg:width="5.111cm" svg:height="2.541cm" svg:x="0.025cm" svg:y="1.169cm"><text:p text:style-name="P120"><text:span text:style-name="T79">command.Manager</text:span></text:p><draw:enhanced-geometry svg:viewBox="0 0 21600 21600" draw:type="rectangle" draw:enhanced-path="M 0 0 L 21600 0 21600 21600 0 21600 0 0 Z N"/></draw:custom-shape><draw:custom-shape text:anchor-type="paragraph" draw:z-index="0" draw:name="Forme1" draw:style-name="gr1" draw:text-style-name="P121" svg:width="5.111cm" svg:height="2.541cm" svg:x="12.136cm" svg:y="1.169cm"><text:p text:style-name="P120"><text:span text:style-name="T79">network.Server</text:span></text:p><draw:enhanced-geometry svg:viewBox="0 0 21600 21600" draw:type="rectangle" draw:enhanced-path="M 0 0 L 21600 0 21600 21600 0 21600 0 0 Z N"/></draw:custom-shape><draw:custom-shape text:anchor-type="paragraph" draw:z-index="1" draw:name="Forme2" draw:style-name="gr2" draw:text-style-name="P122" svg:width="6.169cm" svg:height="1.089cm" svg:x="5.558cm" svg:y="1.924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" draw:name="Forme1" draw:style-name="gr3" draw:text-style-name="P123" svg:width="5.111cm" svg:height="2.541cm" svg:x="6.255cm" svg:y="6.89cm"><text:p text:style-name="P120"><text:span text:style-name="T79">commandclass.Command</text:span></text:p><draw:enhanced-geometry svg:viewBox="0 0 21600 21600" draw:type="rectangle" draw:enhanced-path="M 0 0 L 21600 0 21600 21600 0 21600 0 0 Z N"/></draw:custom-shape><draw:line text:anchor-type="paragraph" draw:z-index="3" draw:name="Forme3" draw:style-name="gr4" draw:text-style-name="P124" svg:x1="2.473cm" svg:y1="3.709cm" svg:x2="8.793cm" svg:y2="6.706cm"><text:p/></draw:line><draw:custom-shape text:anchor-type="paragraph" draw:z-index="4" draw:name="Forme1" draw:style-name="gr5" draw:text-style-name="P125" svg:width="5.111cm" svg:height="2.541cm" svg:x="2.388cm" svg:y="12.674cm"><text:p text:style-name="P120"><text:span text:style-name="T79">sound.Manager</text:span></text:p><draw:enhanced-geometry svg:viewBox="0 0 21600 21600" draw:type="rectangle" draw:enhanced-path="M 0 0 L 21600 0 21600 21600 0 21600 0 0 Z N"/></draw:custom-shape><draw:custom-shape text:anchor-type="paragraph" draw:z-index="5" draw:name="Forme1" draw:style-name="gr5" draw:text-style-name="P125" svg:width="5.111cm" svg:height="2.541cm" svg:x="9.712cm" svg:y="12.674cm"><text:p text:style-name="P120"><text:span text:style-name="T79">display.Manager</text:span></text:p><draw:enhanced-geometry svg:viewBox="0 0 21600 21600" draw:type="rectangle" draw:enhanced-path="M 0 0 L 21600 0 21600 21600 0 21600 0 0 Z N"/></draw:custom-shape><draw:custom-shape text:anchor-type="paragraph" draw:z-index="6" draw:name="Forme1" draw:style-name="gr5" draw:text-style-name="P125" svg:width="5.111cm" svg:height="2.541cm" svg:x="5.935cm" svg:y="18.821cm"><text:p text:style-name="P120"><text:span text:style-name="T79">bank.Manager</text:span></text:p><draw:enhanced-geometry svg:viewBox="0 0 21600 21600" draw:type="rectangle" draw:enhanced-path="M 0 0 L 21600 0 21600 21600 0 21600 0 0 Z N"/></draw:custom-shape><draw:line text:anchor-type="paragraph" draw:z-index="7" draw:name="Forme3" draw:style-name="gr4" draw:text-style-name="P124" svg:x1="6.888cm" svg:y1="9.43cm" svg:x2="6.888cm" svg:y2="12.61cm"><text:p/></draw:line><draw:line text:anchor-type="paragraph" draw:z-index="8" draw:name="Forme3" draw:style-name="gr4" draw:text-style-name="P124" svg:x1="10.365cm" svg:y1="9.43cm" svg:x2="10.365cm" svg:y2="12.61cm"><text:p/></draw:line><draw:line text:anchor-type="paragraph" draw:z-index="9" draw:name="Forme3" draw:style-name="gr4" draw:text-style-name="P124" svg:x1="6.888cm" svg:y1="15.431cm" svg:x2="6.888cm" svg:y2="18.611cm"><text:p/></draw:line><draw:line text:anchor-type="paragraph" draw:z-index="10" draw:name="Forme3" draw:style-name="gr4" draw:text-style-name="P124" svg:x1="10.222cm" svg:y1="15.46cm" svg:x2="10.222cm" svg:y2="18.64cm"><text:p/></draw:line>II.1] Serveu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_32__20_Dots_20_1_20_Dash" draw:display-name="2 Dots 1 Dash" draw:style="rect" draw:dots1="2" draw:dots2="1" draw:dots2-length="0.203cm" draw:distance="0.203cm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6:06:27.386770255</meta:creation-date>
    <meta:generator>LibreOffice/5.1.5.2$Linux_X86_64 LibreOffice_project/10m0$Build-2</meta:generator>
    <dc:date>2016-11-19T13:38:01.329939799</dc:date>
    <meta:editing-duration>PT3H48M45S</meta:editing-duration>
    <meta:editing-cycles>307</meta:editing-cycles>
    <meta:document-statistic meta:table-count="13" meta:image-count="0" meta:object-count="0" meta:page-count="7" meta:paragraph-count="262" meta:word-count="834" meta:character-count="5812" meta:non-whitespace-character-count="3758"/>
  </office:meta>
</office:document-meta>
</file>